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officeooo:rsid="0011a4e1"/>
    </style:style>
    <style:style style:name="P4" style:family="paragraph" style:parent-style-name="Text_20_body">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officeooo:rsid="0011a4e1" officeooo:paragraph-rsid="0011a4e1"/>
    </style:style>
    <style:style style:name="P6"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7"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8"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175ba3" officeooo:paragraph-rsid="00175ba3" style:font-size-asian="10.5pt" style:font-size-complex="12pt"/>
    </style:style>
    <style:style style:name="P10"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11"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2" style:family="paragraph" style:parent-style-name="Text_20_body">
      <style:paragraph-properties fo:text-align="start" style:justify-single-word="false"/>
      <style:text-properties style:font-name="Arial" fo:font-size="12pt" style:text-underline-style="none" officeooo:rsid="00223e84" officeooo:paragraph-rsid="00223e8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5"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6" style:family="paragraph" style:parent-style-name="Text_20_body" style:list-style-name="L37">
      <style:text-properties style:font-name="Arial" fo:font-size="12pt" style:text-underline-style="none" officeooo:rsid="003e395f" officeooo:paragraph-rsid="003e395f" style:font-size-asian="10.5pt" style:font-size-complex="12pt"/>
    </style:style>
    <style:style style:name="P17"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Arial" officeooo:paragraph-rsid="0011a4e1"/>
    </style:style>
    <style:style style:name="P19" style:family="paragraph" style:parent-style-name="Text_20_body">
      <style:paragraph-properties fo:text-align="justify" style:justify-single-word="false"/>
      <style:text-properties style:font-name="Arial" officeooo:paragraph-rsid="0012ba44"/>
    </style:style>
    <style:style style:name="P20" style:family="paragraph" style:parent-style-name="Text_20_body">
      <style:paragraph-properties fo:text-align="justify" style:justify-single-word="false"/>
      <style:text-properties style:font-name="Arial" officeooo:paragraph-rsid="0025b33e"/>
    </style:style>
    <style:style style:name="P21" style:family="paragraph" style:parent-style-name="Text_20_body" style:list-style-name="L1">
      <style:paragraph-properties fo:text-align="justify" style:justify-single-word="false"/>
      <style:text-properties style:font-name="Arial" officeooo:paragraph-rsid="0011a4e1"/>
    </style:style>
    <style:style style:name="P22" style:family="paragraph" style:parent-style-name="Text_20_body">
      <style:paragraph-properties fo:text-align="justify" style:justify-single-word="false"/>
      <style:text-properties style:font-name="Arial" officeooo:paragraph-rsid="00381b01"/>
    </style:style>
    <style:style style:name="P23" style:family="paragraph" style:parent-style-name="Text_20_body">
      <style:paragraph-properties fo:text-align="justify" style:justify-single-word="false"/>
      <style:text-properties style:font-name="Arial" officeooo:paragraph-rsid="00397495"/>
    </style:style>
    <style:style style:name="P24" style:family="paragraph" style:parent-style-name="Text_20_body">
      <style:paragraph-properties fo:text-align="justify" style:justify-single-word="false"/>
      <style:text-properties style:font-name="Arial" style:text-underline-style="none" officeooo:rsid="001a7aaa" officeooo:paragraph-rsid="0011a4e1"/>
    </style:style>
    <style:style style:name="P25"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26" style:family="paragraph" style:parent-style-name="Text_20_body">
      <style:paragraph-properties fo:text-align="justify" style:justify-single-word="false"/>
      <style:text-properties style:font-name="Arial" officeooo:rsid="0032d365" officeooo:paragraph-rsid="0032d365"/>
    </style:style>
    <style:style style:name="P27" style:family="paragraph" style:parent-style-name="Text_20_body" style:list-style-name="L10">
      <style:text-properties style:font-name="Arial" officeooo:rsid="0035613e" officeooo:paragraph-rsid="0035613e"/>
    </style:style>
    <style:style style:name="P28" style:family="paragraph" style:parent-style-name="Text_20_body" style:list-style-name="L10">
      <style:text-properties style:font-name="Arial" officeooo:rsid="0035613e" officeooo:paragraph-rsid="00364854"/>
    </style:style>
    <style:style style:name="P29" style:family="paragraph" style:parent-style-name="Text_20_body" style:list-style-name="L11">
      <style:text-properties style:font-name="Arial" officeooo:rsid="0035613e" officeooo:paragraph-rsid="0035613e"/>
    </style:style>
    <style:style style:name="P30" style:family="paragraph" style:parent-style-name="Text_20_body" style:list-style-name="L11">
      <style:text-properties style:font-name="Arial" officeooo:rsid="0035613e" officeooo:paragraph-rsid="00364854"/>
    </style:style>
    <style:style style:name="P31" style:family="paragraph" style:parent-style-name="Text_20_body" style:list-style-name="L12">
      <style:text-properties style:font-name="Arial" officeooo:rsid="0035613e" officeooo:paragraph-rsid="00411be1"/>
    </style:style>
    <style:style style:name="P32" style:family="paragraph" style:parent-style-name="Text_20_body" style:list-style-name="L13">
      <style:text-properties style:font-name="Arial" officeooo:rsid="0035613e" officeooo:paragraph-rsid="0035613e"/>
    </style:style>
    <style:style style:name="P33" style:family="paragraph" style:parent-style-name="Text_20_body" style:list-style-name="L14">
      <style:text-properties style:font-name="Arial" officeooo:rsid="0035613e" officeooo:paragraph-rsid="0035613e"/>
    </style:style>
    <style:style style:name="P34" style:family="paragraph" style:parent-style-name="Text_20_body" style:list-style-name="L14">
      <style:text-properties style:font-name="Arial" officeooo:rsid="0035613e" officeooo:paragraph-rsid="00364854"/>
    </style:style>
    <style:style style:name="P35" style:family="paragraph" style:parent-style-name="Text_20_body" style:list-style-name="L21">
      <style:text-properties style:font-name="Arial" officeooo:rsid="0035613e" officeooo:paragraph-rsid="00381b01"/>
    </style:style>
    <style:style style:name="P36" style:family="paragraph" style:parent-style-name="Text_20_body" style:list-style-name="L21">
      <style:text-properties style:font-name="Arial" officeooo:rsid="0035613e" officeooo:paragraph-rsid="00397c8e"/>
    </style:style>
    <style:style style:name="P37" style:family="paragraph" style:parent-style-name="Text_20_body" style:list-style-name="L15">
      <style:text-properties style:font-name="Arial" officeooo:rsid="00364854" officeooo:paragraph-rsid="00364854"/>
    </style:style>
    <style:style style:name="P38" style:family="paragraph" style:parent-style-name="Text_20_body" style:list-style-name="L16">
      <style:text-properties style:font-name="Arial" officeooo:rsid="00381b01" officeooo:paragraph-rsid="00381b01"/>
    </style:style>
    <style:style style:name="P39" style:family="paragraph" style:parent-style-name="Text_20_body" style:list-style-name="L16">
      <style:text-properties style:font-name="Arial" officeooo:rsid="00381b01" officeooo:paragraph-rsid="00397495"/>
    </style:style>
    <style:style style:name="P40" style:family="paragraph" style:parent-style-name="Text_20_body" style:list-style-name="L17">
      <style:text-properties style:font-name="Arial" officeooo:rsid="00381b01" officeooo:paragraph-rsid="00381b01"/>
    </style:style>
    <style:style style:name="P41" style:family="paragraph" style:parent-style-name="Text_20_body" style:list-style-name="L17">
      <style:text-properties style:font-name="Arial" officeooo:rsid="00381b01" officeooo:paragraph-rsid="00397495"/>
    </style:style>
    <style:style style:name="P42" style:family="paragraph" style:parent-style-name="Text_20_body" style:list-style-name="L18">
      <style:text-properties style:font-name="Arial" officeooo:rsid="00381b01" officeooo:paragraph-rsid="00381b01"/>
    </style:style>
    <style:style style:name="P43" style:family="paragraph" style:parent-style-name="Text_20_body" style:list-style-name="L19">
      <style:text-properties style:font-name="Arial" officeooo:rsid="00381b01" officeooo:paragraph-rsid="00381b01"/>
    </style:style>
    <style:style style:name="P44" style:family="paragraph" style:parent-style-name="Text_20_body" style:list-style-name="L20">
      <style:text-properties style:font-name="Arial" officeooo:rsid="00381b01" officeooo:paragraph-rsid="00381b01"/>
    </style:style>
    <style:style style:name="P45" style:family="paragraph" style:parent-style-name="Text_20_body" style:list-style-name="L22">
      <style:text-properties style:font-name="Arial" officeooo:rsid="00381b01" officeooo:paragraph-rsid="00397c8e"/>
    </style:style>
    <style:style style:name="P46" style:family="paragraph" style:parent-style-name="Text_20_body" style:list-style-name="L24">
      <style:text-properties style:font-name="Arial" officeooo:rsid="003d11a2" officeooo:paragraph-rsid="003d11a2"/>
    </style:style>
    <style:style style:name="P47" style:family="paragraph" style:parent-style-name="Text_20_body" style:list-style-name="L25">
      <style:text-properties style:font-name="Arial" officeooo:rsid="003d11a2" officeooo:paragraph-rsid="003d11a2"/>
    </style:style>
    <style:style style:name="P48" style:family="paragraph" style:parent-style-name="Text_20_body" style:list-style-name="L26">
      <style:text-properties style:font-name="Arial" officeooo:rsid="003d11a2" officeooo:paragraph-rsid="003d11a2"/>
    </style:style>
    <style:style style:name="P49" style:family="paragraph" style:parent-style-name="Text_20_body" style:list-style-name="L27">
      <style:text-properties style:font-name="Arial" officeooo:rsid="003d11a2" officeooo:paragraph-rsid="003d11a2"/>
    </style:style>
    <style:style style:name="P50" style:family="paragraph" style:parent-style-name="Text_20_body" style:list-style-name="L28">
      <style:text-properties style:font-name="Arial" officeooo:rsid="003d11a2" officeooo:paragraph-rsid="003d11a2"/>
    </style:style>
    <style:style style:name="P51" style:family="paragraph" style:parent-style-name="Text_20_body" style:list-style-name="L32">
      <style:text-properties style:font-name="Arial" officeooo:rsid="003e395f" officeooo:paragraph-rsid="003e395f"/>
    </style:style>
    <style:style style:name="P52" style:family="paragraph" style:parent-style-name="Text_20_body" style:list-style-name="L33">
      <style:text-properties style:font-name="Arial" officeooo:rsid="003e395f" officeooo:paragraph-rsid="003e395f"/>
    </style:style>
    <style:style style:name="P53" style:family="paragraph" style:parent-style-name="Text_20_body" style:list-style-name="L34">
      <style:text-properties style:font-name="Arial" officeooo:rsid="003e395f" officeooo:paragraph-rsid="003e395f"/>
    </style:style>
    <style:style style:name="P54" style:family="paragraph" style:parent-style-name="Text_20_body" style:list-style-name="L35">
      <style:text-properties style:font-name="Arial" officeooo:rsid="003e395f" officeooo:paragraph-rsid="003e395f"/>
    </style:style>
    <style:style style:name="P55" style:family="paragraph" style:parent-style-name="Text_20_body" style:list-style-name="L36">
      <style:text-properties style:font-name="Arial" officeooo:rsid="003e395f" officeooo:paragraph-rsid="003e395f"/>
    </style:style>
    <style:style style:name="P56" style:family="paragraph" style:parent-style-name="Text_20_body" style:list-style-name="L38">
      <style:text-properties style:font-name="Arial" officeooo:rsid="003f918d" officeooo:paragraph-rsid="003f918d"/>
    </style:style>
    <style:style style:name="P57" style:family="paragraph" style:parent-style-name="Text_20_body">
      <style:paragraph-properties fo:text-align="justify" style:justify-single-word="false"/>
      <style:text-properties style:font-name="Arial" style:text-underline-style="none" officeooo:rsid="001a7aaa" officeooo:paragraph-rsid="0011a4e1"/>
    </style:style>
    <style:style style:name="P58"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59" style:family="paragraph" style:parent-style-name="Text_20_body" style:list-style-name="L3">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60" style:family="paragraph" style:parent-style-name="Text_20_body" style:list-style-name="L3">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61" style:family="paragraph" style:parent-style-name="Text_20_body" style:list-style-name="L4">
      <style:paragraph-properties fo:text-align="start" style:justify-single-word="false"/>
      <style:text-properties style:font-name="Arial" fo:font-size="12pt" style:text-underline-style="none" officeooo:rsid="00151fd6" officeooo:paragraph-rsid="00151fd6" style:font-size-asian="10.5pt" style:font-size-complex="12pt"/>
    </style:style>
    <style:style style:name="P62" style:family="paragraph" style:parent-style-name="Text_20_body">
      <style:paragraph-properties fo:text-align="start" style:justify-single-word="false"/>
      <style:text-properties style:font-name="Arial" fo:font-size="12pt" style:text-underline-style="none" officeooo:rsid="0017c281" officeooo:paragraph-rsid="0017c281" style:font-size-asian="10.5pt" style:font-size-complex="12pt"/>
    </style:style>
    <style:style style:name="P63"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64" style:family="paragraph" style:parent-style-name="Text_20_body">
      <style:paragraph-properties fo:text-align="start" style:justify-single-word="false"/>
      <style:text-properties style:font-name="Arial" fo:font-size="12pt" style:text-underline-style="none" officeooo:rsid="0018448d" officeooo:paragraph-rsid="00207136" style:font-size-asian="10.5pt" style:font-size-complex="12pt"/>
    </style:style>
    <style:style style:name="P65"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66" style:family="paragraph" style:parent-style-name="Text_20_body">
      <style:paragraph-properties fo:text-align="start" style:justify-single-word="false"/>
      <style:text-properties style:font-name="Arial" fo:font-size="12pt" style:text-underline-style="none" officeooo:rsid="0018de20" officeooo:paragraph-rsid="00381b01" style:font-size-asian="10.5pt" style:font-size-complex="12pt"/>
    </style:style>
    <style:style style:name="P67" style:family="paragraph" style:parent-style-name="Text_20_body">
      <style:paragraph-properties fo:text-align="justify" style:justify-single-word="false"/>
      <style:text-properties style:font-name="Arial" fo:font-size="12pt" style:text-underline-style="none" officeooo:rsid="0018de20" officeooo:paragraph-rsid="00381b01" style:font-size-asian="10.5pt" style:font-size-complex="12pt"/>
    </style:style>
    <style:style style:name="P68" style:family="paragraph" style:parent-style-name="Text_20_body">
      <style:paragraph-properties fo:text-align="start" style:justify-single-word="false"/>
      <style:text-properties style:font-name="Arial" fo:font-size="12pt" style:text-underline-style="none" officeooo:rsid="001b9a6a" officeooo:paragraph-rsid="001b9a6a" style:font-size-asian="10.5pt" style:font-size-complex="12pt"/>
    </style:style>
    <style:style style:name="P69" style:family="paragraph" style:parent-style-name="Text_20_body">
      <style:paragraph-properties fo:text-align="justify" style:justify-single-word="false"/>
      <style:text-properties style:font-name="Arial" fo:font-size="12pt" style:text-underline-style="none" officeooo:rsid="001b9a6a" officeooo:paragraph-rsid="001b9a6a" style:font-size-asian="10.5pt" style:font-size-complex="12pt"/>
    </style:style>
    <style:style style:name="P70" style:family="paragraph" style:parent-style-name="Text_20_body">
      <style:paragraph-properties fo:text-align="start" style:justify-single-word="false"/>
      <style:text-properties style:font-name="Arial" fo:font-size="12pt" style:text-underline-style="none" officeooo:rsid="001c847f" officeooo:paragraph-rsid="001c847f" style:font-size-asian="10.5pt" style:font-size-complex="12pt"/>
    </style:style>
    <style:style style:name="P71"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72" style:family="paragraph" style:parent-style-name="Text_20_body">
      <style:paragraph-properties fo:text-align="start" style:justify-single-word="false"/>
      <style:text-properties style:font-name="Arial" fo:font-size="12pt" style:text-underline-style="none" officeooo:rsid="0026d648" officeooo:paragraph-rsid="0026d648" style:font-size-asian="10.5pt" style:font-size-complex="12pt"/>
    </style:style>
    <style:style style:name="P73" style:family="paragraph" style:parent-style-name="Text_20_body">
      <style:paragraph-properties fo:text-align="justify" style:justify-single-word="false"/>
      <style:text-properties style:font-name="Arial" fo:font-size="12pt" style:text-underline-style="none" officeooo:rsid="0026d648" officeooo:paragraph-rsid="0026d648" style:font-size-asian="10.5pt" style:font-size-complex="12pt"/>
    </style:style>
    <style:style style:name="P74" style:family="paragraph" style:parent-style-name="Text_20_body">
      <style:paragraph-properties fo:text-align="justify" style:justify-single-word="false"/>
      <style:text-properties style:font-name="Arial" fo:font-size="12pt" style:text-underline-style="none" officeooo:rsid="002907c5" officeooo:paragraph-rsid="002907c5" style:font-size-asian="10.5pt" style:font-size-complex="12pt"/>
    </style:style>
    <style:style style:name="P75" style:family="paragraph" style:parent-style-name="Text_20_body">
      <style:paragraph-properties fo:text-align="start" style:justify-single-word="false"/>
      <style:text-properties style:font-name="Arial" fo:font-size="12pt" style:text-underline-style="none" officeooo:rsid="0031b366" officeooo:paragraph-rsid="0032d365" style:font-size-asian="10.5pt" style:font-size-complex="12pt"/>
    </style:style>
    <style:style style:name="P76" style:family="paragraph" style:parent-style-name="Text_20_body">
      <style:paragraph-properties fo:text-align="justify" style:justify-single-word="false"/>
      <style:text-properties style:font-name="Arial" fo:font-size="12pt" style:text-underline-style="none" officeooo:rsid="0031b366" officeooo:paragraph-rsid="0032d365" style:font-size-asian="10.5pt" style:font-size-complex="12pt"/>
    </style:style>
    <style:style style:name="P77" style:family="paragraph" style:parent-style-name="Text_20_body">
      <style:paragraph-properties fo:text-align="justify" style:justify-single-word="false"/>
      <style:text-properties style:font-name="Arial" fo:font-size="12pt" style:text-underline-style="none" officeooo:rsid="0032d365" officeooo:paragraph-rsid="0032d365" style:font-size-asian="10.5pt" style:font-size-complex="12pt"/>
    </style:style>
    <style:style style:name="P78" style:family="paragraph" style:parent-style-name="Text_20_body">
      <style:paragraph-properties fo:text-align="justify" style:justify-single-word="false"/>
      <style:text-properties style:font-name="Arial" fo:font-size="12pt" style:text-underline-style="none" officeooo:rsid="0034912d" officeooo:paragraph-rsid="0034912d" style:font-size-asian="10.5pt" style:font-size-complex="12pt"/>
    </style:style>
    <style:style style:name="P79" style:family="paragraph" style:parent-style-name="Text_20_body" style:list-style-name="L8">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80" style:family="paragraph" style:parent-style-name="Text_20_body" style:list-style-name="L8">
      <style:paragraph-properties fo:text-align="start" style:justify-single-word="false"/>
      <style:text-properties style:font-name="Arial" fo:font-size="12pt" style:text-underline-style="none" officeooo:rsid="0035613e" officeooo:paragraph-rsid="00381b01" style:font-size-asian="10.5pt" style:font-size-complex="12pt"/>
    </style:style>
    <style:style style:name="P81" style:family="paragraph" style:parent-style-name="Text_20_body" style:list-style-name="L8">
      <style:paragraph-properties fo:text-align="start" style:justify-single-word="false"/>
      <style:text-properties style:font-name="Arial" fo:font-size="12pt" style:text-underline-style="none" officeooo:rsid="0035613e" officeooo:paragraph-rsid="00397495" style:font-size-asian="10.5pt" style:font-size-complex="12pt"/>
    </style:style>
    <style:style style:name="P82" style:family="paragraph" style:parent-style-name="Text_20_body" style:list-style-name="L8">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83" style:family="paragraph" style:parent-style-name="Text_20_body" style:list-style-name="L8">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84" style:family="paragraph" style:parent-style-name="Text_20_body" style:list-style-name="L8">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85" style:family="paragraph" style:parent-style-name="Text_20_body" style:list-style-name="L29">
      <style:paragraph-properties fo:text-align="start" style:justify-single-word="false"/>
      <style:text-properties style:font-name="Arial" fo:font-size="12pt" style:text-underline-style="none" officeooo:rsid="003d11a2" officeooo:paragraph-rsid="003d11a2" style:font-size-asian="10.5pt" style:font-size-complex="12pt"/>
    </style:style>
    <style:style style:name="P86" style:family="paragraph" style:parent-style-name="Text_20_body" style:list-style-name="L30">
      <style:paragraph-properties fo:text-align="justify" style:justify-single-word="false"/>
      <style:text-properties style:font-name="Arial" fo:font-size="12pt" style:text-underline-style="none" officeooo:rsid="003d11a2" officeooo:paragraph-rsid="003d11a2" style:font-size-asian="10.5pt" style:font-size-complex="12pt"/>
    </style:style>
    <style:style style:name="P87"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88" style:family="paragraph" style:parent-style-name="Text_20_body">
      <style:paragraph-properties fo:text-align="start" style:justify-single-word="false"/>
      <style:text-properties style:font-name="Arial" fo:font-size="16pt" style:text-underline-style="none" officeooo:rsid="001a7aaa" officeooo:paragraph-rsid="0014aaf6" style:font-size-asian="16pt" style:font-size-complex="16pt"/>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officeooo:paragraph-rsid="002fbbad"/>
    </style:style>
    <style:style style:name="P91" style:family="paragraph" style:parent-style-name="Text_20_body">
      <style:paragraph-properties fo:text-align="justify" style:justify-single-word="false"/>
      <style:text-properties officeooo:paragraph-rsid="00381b01"/>
    </style:style>
    <style:style style:name="P92" style:family="paragraph" style:parent-style-name="Text_20_body" style:list-style-name="L31">
      <style:paragraph-properties fo:text-align="justify" style:justify-single-word="false"/>
      <style:text-properties officeooo:paragraph-rsid="003d11a2"/>
    </style:style>
    <style:style style:name="P93" style:family="paragraph" style:parent-style-name="Text_20_body">
      <style:paragraph-properties fo:text-align="justify" style:justify-single-word="false"/>
      <style:text-properties officeooo:paragraph-rsid="003d11a2"/>
    </style:style>
    <style:style style:name="P94" style:family="paragraph" style:parent-style-name="Text_20_body">
      <style:paragraph-properties fo:text-align="justify" style:justify-single-word="false"/>
      <style:text-properties officeooo:paragraph-rsid="001e6587"/>
    </style:style>
    <style:style style:name="P95" style:family="paragraph" style:parent-style-name="Text_20_body">
      <style:paragraph-properties fo:text-align="justify" style:justify-single-word="false"/>
      <style:text-properties officeooo:paragraph-rsid="003f918d"/>
    </style:style>
    <style:style style:name="P96" style:family="paragraph" style:parent-style-name="Text_20_body">
      <style:paragraph-properties fo:text-align="start" style:justify-single-word="false"/>
      <style:text-properties officeooo:paragraph-rsid="001e6587"/>
    </style:style>
    <style:style style:name="P97"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98" style:family="paragraph" style:parent-style-name="Text_20_body">
      <style:text-properties officeooo:paragraph-rsid="00364854"/>
    </style:style>
    <style:style style:name="P99" style:family="paragraph" style:parent-style-name="Text_20_body">
      <style:text-properties officeooo:paragraph-rsid="00381b01"/>
    </style:style>
    <style:style style:name="P100" style:family="paragraph" style:parent-style-name="Text_20_body" style:list-style-name="L23">
      <style:text-properties officeooo:paragraph-rsid="003d11a2"/>
    </style:style>
    <style:style style:name="P101" style:family="paragraph" style:parent-style-name="Text_20_body">
      <style:paragraph-properties fo:background-color="#b3b3b3">
        <style:background-image/>
      </style:paragraph-properties>
      <style:text-properties style:font-name="Courier New"/>
    </style:style>
    <style:style style:name="P10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10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166c9c" style:font-size-asian="10.5pt" style:font-size-complex="12pt"/>
    </style:style>
    <style:style style:name="P10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175ba3" style:font-size-asian="10.5pt" style:font-size-complex="12pt"/>
    </style:style>
    <style:style style:name="P10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18448d" style:font-size-asian="10.5pt" style:font-size-complex="12pt"/>
    </style:style>
    <style:style style:name="P10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32d365" style:font-size-asian="10.5pt" style:font-size-complex="12pt"/>
    </style:style>
    <style:style style:name="P10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10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18de20" style:font-size-asian="10.5pt" style:font-size-complex="12pt"/>
    </style:style>
    <style:style style:name="P10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1c847f" style:font-size-asian="10.5pt" style:font-size-complex="12pt"/>
    </style:style>
    <style:style style:name="P11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11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11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11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11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32d365" style:font-size-asian="10.5pt" style:font-size-complex="12pt"/>
    </style:style>
    <style:style style:name="P11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34912d" style:font-size-asian="10.5pt" style:font-size-complex="12pt"/>
    </style:style>
    <style:style style:name="P11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117" style:family="paragraph" style:parent-style-name="Text_20_body">
      <style:paragraph-properties fo:background-color="#b3b3b3">
        <style:background-image/>
      </style:paragraph-properties>
      <style:text-properties style:font-name="Courier New" officeooo:paragraph-rsid="003e395f"/>
    </style:style>
    <style:style style:name="P118" style:family="paragraph" style:parent-style-name="Text_20_body">
      <style:paragraph-properties fo:text-align="start" style:justify-single-word="false" fo:background-color="#b3b3b3">
        <style:background-image/>
      </style:paragraph-properties>
      <style:text-properties officeooo:paragraph-rsid="0018de20"/>
    </style:style>
    <style:style style:name="P119" style:family="paragraph" style:parent-style-name="Text_20_body">
      <style:paragraph-properties fo:text-align="start" style:justify-single-word="false" fo:background-color="transparent">
        <style:background-image/>
      </style:paragraph-properties>
      <style:text-properties style:font-name="Courier New" fo:font-size="12pt" style:text-underline-style="none" officeooo:rsid="00166c9c" officeooo:paragraph-rsid="00285583" style:font-size-asian="10.5pt" style:font-size-complex="12pt"/>
    </style:style>
    <style:style style:name="P120" style:family="paragraph" style:parent-style-name="Text_20_body">
      <style:paragraph-properties fo:text-align="start" style:justify-single-word="false" fo:background-color="transparent">
        <style:background-image/>
      </style:paragraph-properties>
      <style:text-properties style:font-name="Courier New" fo:font-size="12pt" style:text-underline-style="none" officeooo:rsid="00166c9c" officeooo:paragraph-rsid="00166c9c" style:font-size-asian="10.5pt" style:font-size-complex="12pt"/>
    </style:style>
    <style:style style:name="P121"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2afc7d" style:font-size-asian="10.5pt" style:font-size-complex="12pt"/>
    </style:style>
    <style:style style:name="P122"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30b761" style:font-size-asian="10.5pt" style:font-size-complex="12pt"/>
    </style:style>
    <style:style style:name="P123"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40e353" style:font-size-asian="10.5pt" style:font-size-complex="12pt"/>
    </style:style>
    <style:style style:name="P124"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2afc7d" style:font-size-asian="10.5pt" style:font-size-complex="12pt"/>
    </style:style>
    <style:style style:name="P125"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285583" style:font-size-asian="10.5pt" style:font-size-complex="12pt"/>
    </style:style>
    <style:style style:name="P126" style:family="paragraph" style:parent-style-name="Heading_20_3">
      <style:text-properties style:font-name="Arial"/>
    </style:style>
    <style:style style:name="P127" style:family="paragraph" style:parent-style-name="Heading_20_3">
      <style:text-properties style:font-name="Arial" officeooo:rsid="0032d365" officeooo:paragraph-rsid="0032d365"/>
    </style:style>
    <style:style style:name="P128" style:family="paragraph" style:parent-style-name="Heading_20_2">
      <style:text-properties style:font-name="Arial"/>
    </style:style>
    <style:style style:name="P129" style:family="paragraph" style:parent-style-name="Heading_20_2">
      <style:text-properties style:font-name="Arial" officeooo:rsid="0035613e" officeooo:paragraph-rsid="0035613e"/>
    </style:style>
    <style:style style:name="P130" style:family="paragraph" style:parent-style-name="Heading_20_2">
      <style:text-properties style:font-name="Arial" officeooo:rsid="00364854" officeooo:paragraph-rsid="00364854"/>
    </style:style>
    <style:style style:name="P131" style:family="paragraph" style:parent-style-name="Heading_20_2">
      <style:text-properties style:font-name="Arial" officeooo:rsid="003b2283" officeooo:paragraph-rsid="003b2283"/>
    </style:style>
    <style:style style:name="P132" style:family="paragraph" style:parent-style-name="Heading_20_2">
      <style:text-properties officeooo:rsid="00381b01" officeooo:paragraph-rsid="00381b01"/>
    </style:style>
    <style:style style:name="T1" style:family="text">
      <style:text-properties officeooo:rsid="000c43b3"/>
    </style:style>
    <style:style style:name="T2" style:family="text">
      <style:text-properties officeooo:rsid="000c55e3"/>
    </style:style>
    <style:style style:name="T3" style:family="text">
      <style:text-properties officeooo:rsid="0021af18"/>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66c9c" style:font-weight-asian="bold" style:font-weight-complex="bold"/>
    </style:style>
    <style:style style:name="T7" style:family="text">
      <style:text-properties fo:font-weight="bold" officeooo:rsid="0018de20"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style:style>
    <style:style style:name="T10" style:family="text">
      <style:text-properties style:font-name="Arial" fo:font-style="normal" style:font-style-asian="normal" style:font-style-complex="normal"/>
    </style:style>
    <style:style style:name="T11" style:family="text">
      <style:text-properties style:font-name="Arial" fo:font-style="normal" officeooo:rsid="0030b761" style:font-style-asian="normal" style:font-style-complex="normal"/>
    </style:style>
    <style:style style:name="T12" style:family="text">
      <style:text-properties style:font-name="Arial" fo:font-style="normal" officeooo:rsid="002afc7d" style:font-style-asian="normal" style:font-style-complex="normal"/>
    </style:style>
    <style:style style:name="T13" style:family="text">
      <style:text-properties style:font-name="Arial" fo:font-style="normal" officeooo:rsid="0040e353" style:font-style-asian="normal" style:font-style-complex="normal"/>
    </style:style>
    <style:style style:name="T14" style:family="text">
      <style:text-properties style:font-name="Arial" fo:font-style="normal" officeooo:rsid="002907c5" style:font-style-asian="normal" style:font-style-complex="normal"/>
    </style:style>
    <style:style style:name="T15" style:family="text">
      <style:text-properties style:font-name="Arial" fo:font-style="normal" fo:font-weight="bold" officeooo:rsid="002fbbad" style:font-style-asian="normal" style:font-weight-asian="bold" style:font-style-complex="normal" style:font-weight-complex="bold"/>
    </style:style>
    <style:style style:name="T16" style:family="text">
      <style:text-properties style:font-name="Arial" officeooo:rsid="0012ba44"/>
    </style:style>
    <style:style style:name="T17" style:family="text">
      <style:text-properties style:font-name="Arial" officeooo:rsid="0011a4e1"/>
    </style:style>
    <style:style style:name="T18" style:family="text">
      <style:text-properties style:font-name="Arial" officeooo:rsid="002907c5"/>
    </style:style>
    <style:style style:name="T19" style:family="text">
      <style:text-properties style:font-name="Arial" fo:font-style="italic" style:font-style-asian="italic" style:font-style-complex="italic"/>
    </style:style>
    <style:style style:name="T20" style:family="text">
      <style:text-properties style:font-name="Arial" fo:font-style="italic" officeooo:rsid="002907c5" style:font-style-asian="italic" style:font-style-complex="italic"/>
    </style:style>
    <style:style style:name="T21" style:family="text">
      <style:text-properties style:font-name="Arial" fo:font-style="italic" officeooo:rsid="002afc7d" style:font-style-asian="italic" style:font-style-complex="italic"/>
    </style:style>
    <style:style style:name="T22" style:family="text">
      <style:text-properties style:font-name="Arial" fo:font-style="italic" officeooo:rsid="002d560f" style:font-style-asian="italic" style:font-style-complex="italic"/>
    </style:style>
    <style:style style:name="T23" style:family="text">
      <style:text-properties style:font-name="Arial" fo:font-style="italic" officeooo:rsid="002fbbad" style:font-style-asian="italic" style:font-style-complex="italic"/>
    </style:style>
    <style:style style:name="T24" style:family="text">
      <style:text-properties style:font-name="Arial" fo:font-style="italic" officeooo:rsid="0030b761" style:font-style-asian="italic" style:font-style-complex="italic"/>
    </style:style>
    <style:style style:name="T25" style:family="text">
      <style:text-properties style:font-name="Arial" fo:font-style="italic" officeooo:rsid="0040e353" style:font-style-asian="italic" style:font-style-complex="italic"/>
    </style:style>
    <style:style style:name="T26" style:family="text">
      <style:text-properties style:font-name="Arial" officeooo:rsid="002afc7d"/>
    </style:style>
    <style:style style:name="T27" style:family="text">
      <style:text-properties style:font-name="Arial" officeooo:rsid="00166c9c"/>
    </style:style>
    <style:style style:name="T28" style:family="text">
      <style:text-properties style:font-name="Arial" officeooo:rsid="002cf895"/>
    </style:style>
    <style:style style:name="T29" style:family="text">
      <style:text-properties style:font-name="Arial" officeooo:rsid="002d560f"/>
    </style:style>
    <style:style style:name="T30" style:family="text">
      <style:text-properties style:font-name="Arial" officeooo:rsid="002e876d"/>
    </style:style>
    <style:style style:name="T31" style:family="text">
      <style:text-properties style:font-name="Arial" officeooo:rsid="002fbbad"/>
    </style:style>
    <style:style style:name="T32" style:family="text">
      <style:text-properties style:font-name="Arial" officeooo:rsid="0030b761"/>
    </style:style>
    <style:style style:name="T33" style:family="text">
      <style:text-properties style:font-name="Arial" officeooo:rsid="0032d365"/>
    </style:style>
    <style:style style:name="T34" style:family="text">
      <style:text-properties style:font-name="Arial" fo:font-size="12pt" style:text-underline-style="none" officeooo:rsid="00364854" style:font-size-asian="10.5pt" style:font-size-complex="12pt"/>
    </style:style>
    <style:style style:name="T35" style:family="text">
      <style:text-properties style:font-name="Arial" fo:font-size="12pt" style:text-underline-style="none" officeooo:rsid="00207136" style:font-size-asian="10.5pt" style:font-size-complex="12pt"/>
    </style:style>
    <style:style style:name="T36" style:family="text">
      <style:text-properties style:font-name="Arial" fo:font-size="12pt" style:text-underline-style="none" officeooo:rsid="00381b01" style:font-size-asian="10.5pt" style:font-size-complex="12pt"/>
    </style:style>
    <style:style style:name="T37" style:family="text">
      <style:text-properties style:font-name="Arial" fo:font-size="12pt" style:text-underline-style="none" officeooo:rsid="0018de20" style:font-size-asian="10.5pt" style:font-size-complex="12pt"/>
    </style:style>
    <style:style style:name="T38" style:family="text">
      <style:text-properties style:font-name="Arial" fo:font-size="12pt" style:text-underline-style="none" officeooo:rsid="001f13b4" style:font-size-asian="10.5pt" style:font-size-complex="12pt"/>
    </style:style>
    <style:style style:name="T39" style:family="text">
      <style:text-properties style:font-name="Arial" fo:font-size="12pt" style:text-underline-style="none" officeooo:rsid="003d11a2" style:font-size-asian="10.5pt" style:font-size-complex="12pt"/>
    </style:style>
    <style:style style:name="T40" style:family="text">
      <style:text-properties style:font-name="Arial" fo:font-size="12pt" style:text-underline-style="none" officeooo:rsid="003e395f" style:font-size-asian="10.5pt" style:font-size-complex="12pt"/>
    </style:style>
    <style:style style:name="T41" style:family="text">
      <style:text-properties style:font-name="Arial" fo:font-size="12pt" style:text-underline-style="none" officeooo:rsid="003f918d" style:font-size-asian="10.5pt" style:font-size-complex="12pt"/>
    </style:style>
    <style:style style:name="T42" style:family="text">
      <style:text-properties style:font-name="Arial" fo:font-size="12pt" style:text-underline-style="none" officeooo:rsid="0042d917" style:font-size-asian="10.5pt" style:font-size-complex="12pt"/>
    </style:style>
    <style:style style:name="T43" style:family="text">
      <style:text-properties style:font-name="Arial" fo:font-size="12pt" fo:font-style="italic" style:text-underline-style="none" officeooo:rsid="00364854" style:font-size-asian="10.5pt" style:font-style-asian="italic" style:font-size-complex="12pt" style:font-style-complex="italic"/>
    </style:style>
    <style:style style:name="T44" style:family="text">
      <style:text-properties style:font-name="Arial" fo:font-size="12pt" fo:font-style="italic" style:text-underline-style="none" officeooo:rsid="00381b01" style:font-size-asian="10.5pt" style:font-style-asian="italic" style:font-size-complex="12pt" style:font-style-complex="italic"/>
    </style:style>
    <style:style style:name="T45" style:family="text">
      <style:text-properties style:font-name="Arial" fo:font-size="12pt" fo:font-style="italic" style:text-underline-style="none" officeooo:rsid="003d11a2" style:font-size-asian="10.5pt" style:font-style-asian="italic" style:font-size-complex="12pt" style:font-style-complex="italic"/>
    </style:style>
    <style:style style:name="T46" style:family="text">
      <style:text-properties style:font-name="Arial" fo:font-size="12pt" fo:font-style="italic" style:text-underline-style="none" officeooo:rsid="003e395f" style:font-size-asian="10.5pt" style:font-style-asian="italic" style:font-size-complex="12pt" style:font-style-complex="italic"/>
    </style:style>
    <style:style style:name="T47" style:family="text">
      <style:text-properties style:font-name="Arial" fo:font-size="12pt" fo:font-style="italic" style:text-underline-style="none" officeooo:rsid="003f918d" style:font-size-asian="10.5pt" style:font-style-asian="italic" style:font-size-complex="12pt" style:font-style-complex="italic"/>
    </style:style>
    <style:style style:name="T48" style:family="text">
      <style:text-properties style:font-name="Arial" officeooo:rsid="00381b01"/>
    </style:style>
    <style:style style:name="T49" style:family="text">
      <style:text-properties style:font-name="Arial" officeooo:rsid="003d11a2"/>
    </style:style>
    <style:style style:name="T50" style:family="text">
      <style:text-properties style:font-name="Arial" officeooo:rsid="0040e353"/>
    </style:style>
    <style:style style:name="T51" style:family="text">
      <style:text-properties style:font-name="Arial" officeooo:rsid="0042d917"/>
    </style:style>
    <style:style style:name="T52" style:family="text">
      <style:text-properties style:font-name="Arial" fo:font-size="12pt" style:text-underline-style="none" officeooo:rsid="003d11a2" style:font-size-asian="10.5pt" style:font-size-complex="12pt"/>
    </style:style>
    <style:style style:name="T53" style:family="text">
      <style:text-properties style:font-name="Arial" fo:font-size="12pt" style:text-underline-style="none" officeooo:rsid="001e6587" style:font-size-asian="10.5pt" style:font-size-complex="12pt"/>
    </style:style>
    <style:style style:name="T54" style:family="text">
      <style:text-properties style:font-name="Arial" fo:font-size="12pt" style:text-underline-style="none" officeooo:rsid="003b2283" style:font-size-asian="10.5pt" style:font-size-complex="12pt"/>
    </style:style>
    <style:style style:name="T55" style:family="text">
      <style:text-properties style:font-name="Arial" fo:font-size="12pt" style:text-underline-style="none" officeooo:rsid="00221084" style:font-size-asian="10.5pt" style:font-size-complex="12pt"/>
    </style:style>
    <style:style style:name="T56" style:family="text">
      <style:text-properties style:font-name="Arial" fo:font-size="12pt" style:text-underline-style="none" fo:font-weight="bold" officeooo:rsid="001e6587" style:font-size-asian="10.5pt" style:font-weight-asian="bold" style:font-size-complex="12pt" style:font-weight-complex="bold"/>
    </style:style>
    <style:style style:name="T57" style:family="text">
      <style:text-properties style:font-name="Arial" officeooo:rsid="0026d648"/>
    </style:style>
    <style:style style:name="T58" style:family="text">
      <style:text-properties style:font-name="Arial" officeooo:rsid="00285583"/>
    </style:style>
    <style:style style:name="T59" style:family="text">
      <style:text-properties fo:font-size="12pt" style:text-underline-style="none" style:font-size-asian="10.5pt" style:font-size-complex="12pt"/>
    </style:style>
    <style:style style:name="T60" style:family="text">
      <style:text-properties fo:font-size="12pt" style:text-underline-style="none" officeooo:rsid="0022f89a" style:font-size-asian="10.5pt" style:font-size-complex="12pt"/>
    </style:style>
    <style:style style:name="T61" style:family="text">
      <style:text-properties fo:font-size="12pt" style:text-underline-style="none" officeooo:rsid="0012ba44" style:font-size-asian="10.5pt" style:font-size-complex="12pt"/>
    </style:style>
    <style:style style:name="T62" style:family="text">
      <style:text-properties fo:font-size="12pt" style:text-underline-style="none" officeooo:rsid="001a7aaa" style:font-size-asian="10.5pt" style:font-size-complex="12pt"/>
    </style:style>
    <style:style style:name="T63" style:family="text">
      <style:text-properties fo:font-size="12pt" style:text-underline-style="none" officeooo:rsid="0018de20" style:font-size-asian="10.5pt" style:font-size-complex="12pt"/>
    </style:style>
    <style:style style:name="T64" style:family="text">
      <style:text-properties fo:font-size="12pt" style:text-underline-style="none" officeooo:rsid="00381b01" style:font-size-asian="10.5pt" style:font-size-complex="12pt"/>
    </style:style>
    <style:style style:name="T65" style:family="text">
      <style:text-properties fo:font-size="12pt" style:text-underline-style="none" officeooo:rsid="001c847f" style:font-size-asian="10.5pt" style:font-size-complex="12pt"/>
    </style:style>
    <style:style style:name="T66" style:family="text">
      <style:text-properties fo:font-size="12pt" style:text-underline-style="none" officeooo:rsid="00397495" style:font-size-asian="10.5pt" style:font-size-complex="12pt"/>
    </style:style>
    <style:style style:name="T67" style:family="text">
      <style:text-properties fo:font-size="12pt" style:text-underline-style="none" officeooo:rsid="001f13b4" style:font-size-asian="10.5pt" style:font-size-complex="12pt"/>
    </style:style>
    <style:style style:name="T68" style:family="text">
      <style:text-properties fo:font-size="12pt" style:text-underline-style="none" officeooo:rsid="003e395f" style:font-size-asian="10.5pt" style:font-size-complex="12pt"/>
    </style:style>
    <style:style style:name="T69" style:family="text">
      <style:text-properties fo:font-size="12pt" style:text-underline-style="none" fo:font-weight="bold" officeooo:rsid="0022f89a" style:font-size-asian="10.5pt" style:font-size-complex="12pt"/>
    </style:style>
    <style:style style:name="T70" style:family="text">
      <style:text-properties fo:font-size="12pt" fo:font-style="italic" style:text-underline-style="none" officeooo:rsid="00381b01" style:font-size-asian="10.5pt" style:font-style-asian="italic" style:font-size-complex="12pt" style:font-style-complex="italic"/>
    </style:style>
    <style:style style:name="T71" style:family="text">
      <style:text-properties fo:font-size="12pt" fo:font-style="italic" style:text-underline-style="none" officeooo:rsid="00397495" style:font-size-asian="10.5pt" style:font-style-asian="italic" style:font-size-complex="12pt" style:font-style-complex="italic"/>
    </style:style>
    <style:style style:name="T72" style:family="text">
      <style:text-properties fo:font-size="12pt" fo:font-style="italic" style:text-underline-style="none" officeooo:rsid="003e395f" style:font-size-asian="10.5pt" style:font-style-asian="italic" style:font-size-complex="12pt" style:font-style-complex="italic"/>
    </style:style>
    <style:style style:name="T73" style:family="text">
      <style:text-properties fo:font-style="normal" style:font-style-asian="normal" style:font-style-complex="normal"/>
    </style:style>
    <style:style style:name="T74" style:family="text">
      <style:text-properties fo:font-style="italic" style:font-style-asian="italic" style:font-style-complex="italic"/>
    </style:style>
    <style:style style:name="T75" style:family="text">
      <style:text-properties officeooo:rsid="002df5e0"/>
    </style:style>
    <style:style style:name="T76" style:family="text">
      <style:text-properties officeooo:rsid="00151fd6"/>
    </style:style>
    <style:style style:name="T77" style:family="text">
      <style:text-properties officeooo:rsid="00166c9c"/>
    </style:style>
    <style:style style:name="T78" style:family="text">
      <style:text-properties style:font-name="Courier New"/>
    </style:style>
    <style:style style:name="T79" style:family="text">
      <style:text-properties style:font-name="Courier New" fo:font-size="12pt" style:text-underline-style="none" style:font-size-asian="10.5pt" style:font-size-complex="12pt"/>
    </style:style>
    <style:style style:name="T80" style:family="text">
      <style:text-properties style:font-name="Courier New" fo:font-size="12pt" style:text-underline-style="none" officeooo:rsid="00175ba3" style:font-size-asian="10.5pt" style:font-size-complex="12pt"/>
    </style:style>
    <style:style style:name="T81" style:family="text">
      <style:text-properties style:font-name="Courier New" fo:font-size="12pt" style:text-underline-style="none" officeooo:rsid="0018de20" style:font-size-asian="10.5pt" style:font-size-complex="12pt"/>
    </style:style>
    <style:style style:name="T82" style:family="text">
      <style:text-properties style:font-name="Courier New" fo:font-size="12pt" style:text-underline-style="none" officeooo:rsid="001f13b4" style:font-size-asian="10.5pt" style:font-size-complex="12pt"/>
    </style:style>
    <style:style style:name="T83" style:family="text">
      <style:text-properties style:font-name="Courier New" fo:font-size="12pt" style:text-underline-style="none" officeooo:rsid="00223e84" style:font-size-asian="10.5pt" style:font-size-complex="12pt"/>
    </style:style>
    <style:style style:name="T84" style:family="text">
      <style:text-properties style:font-name="Courier New" fo:font-size="12pt" style:text-underline-style="none" officeooo:rsid="0032d365" style:font-size-asian="10.5pt" style:font-size-complex="12pt"/>
    </style:style>
    <style:style style:name="T85" style:family="text">
      <style:text-properties style:font-name="Courier New" fo:font-size="12pt" style:text-underline-style="none" officeooo:rsid="0018448d" style:font-size-asian="10.5pt" style:font-size-complex="12pt"/>
    </style:style>
    <style:style style:name="T86" style:family="text">
      <style:text-properties style:font-name="Courier New" fo:font-size="12pt" style:text-underline-style="none" officeooo:rsid="00364854" style:font-size-asian="10.5pt" style:font-size-complex="12pt"/>
    </style:style>
    <style:style style:name="T87" style:family="text">
      <style:text-properties style:font-name="Courier New" fo:font-size="12pt" style:text-underline-style="none" officeooo:rsid="00207136" style:font-size-asian="10.5pt" style:font-size-complex="12pt"/>
    </style:style>
    <style:style style:name="T88" style:family="text">
      <style:text-properties style:font-name="Courier New" fo:font-size="12pt" style:text-underline-style="none" officeooo:rsid="00381b01" style:font-size-asian="10.5pt" style:font-size-complex="12pt"/>
    </style:style>
    <style:style style:name="T89" style:family="text">
      <style:text-properties style:font-name="Courier New" fo:font-size="12pt" style:text-underline-style="none" officeooo:rsid="001c847f" style:font-size-asian="10.5pt" style:font-size-complex="12pt"/>
    </style:style>
    <style:style style:name="T90" style:family="text">
      <style:text-properties style:font-name="Courier New" fo:font-size="12pt" style:text-underline-style="none" officeooo:rsid="00397495" style:font-size-asian="10.5pt" style:font-size-complex="12pt"/>
    </style:style>
    <style:style style:name="T91" style:family="text">
      <style:text-properties style:font-name="Courier New" fo:font-size="12pt" style:text-underline-style="none" officeooo:rsid="00212c6e" style:font-size-asian="10.5pt" style:font-size-complex="12pt"/>
    </style:style>
    <style:style style:name="T92" style:family="text">
      <style:text-properties style:font-name="Courier New" fo:font-size="12pt" style:text-underline-style="none" officeooo:rsid="003d11a2" style:font-size-asian="10.5pt" style:font-size-complex="12pt"/>
    </style:style>
    <style:style style:name="T93" style:family="text">
      <style:text-properties style:font-name="Courier New" fo:font-size="12pt" style:text-underline-style="none" officeooo:rsid="003e395f" style:font-size-asian="10.5pt" style:font-size-complex="12pt"/>
    </style:style>
    <style:style style:name="T94" style:family="text">
      <style:text-properties style:font-name="Courier New" fo:font-style="normal" style:font-style-asian="normal" style:font-style-complex="normal"/>
    </style:style>
    <style:style style:name="T95" style:family="text">
      <style:text-properties style:font-name="Courier New" officeooo:rsid="0032d365"/>
    </style:style>
    <style:style style:name="T96" style:family="text">
      <style:text-properties officeooo:rsid="0018448d"/>
    </style:style>
    <style:style style:name="T97" style:family="text">
      <style:text-properties officeooo:rsid="0018de20"/>
    </style:style>
    <style:style style:name="T98" style:family="text">
      <style:text-properties officeooo:rsid="001bad2e"/>
    </style:style>
    <style:style style:name="T99" style:family="text">
      <style:text-properties officeooo:rsid="00212c6e"/>
    </style:style>
    <style:style style:name="T100" style:family="text">
      <style:text-properties officeooo:rsid="0026d648"/>
    </style:style>
    <style:style style:name="T101" style:family="text">
      <style:text-properties officeooo:rsid="002907c5"/>
    </style:style>
    <style:style style:name="T102" style:family="text">
      <style:text-properties officeooo:rsid="002afc7d"/>
    </style:style>
    <style:style style:name="T103" style:family="text">
      <style:text-properties officeooo:rsid="002cf895"/>
    </style:style>
    <style:style style:name="T104" style:family="text">
      <style:text-properties officeooo:rsid="0032d365"/>
    </style:style>
    <style:style style:name="T105" style:family="text">
      <style:text-properties officeooo:rsid="0035613e"/>
    </style:style>
    <style:style style:name="T106" style:family="text">
      <style:text-properties officeooo:rsid="00364854"/>
    </style:style>
    <style:style style:name="T107" style:family="text">
      <style:text-properties officeooo:rsid="00381b01"/>
    </style:style>
    <style:style style:name="T108" style:family="text">
      <style:text-properties officeooo:rsid="00397495"/>
    </style:style>
    <style:style style:name="T109" style:family="text">
      <style:text-properties officeooo:rsid="003e395f"/>
    </style:style>
    <style:style style:name="T110" style:family="text">
      <style:text-properties officeooo:rsid="00411be1"/>
    </style:style>
    <style:style style:name="T111" style:family="text">
      <style:text-properties officeooo:rsid="0041cc1b"/>
    </style:style>
    <style:style style:name="T112" style:family="text">
      <style:text-properties officeooo:rsid="0042d9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
      <text:p text:style-name="P4"/>
      <text:p text:style-name="P25">Generic System</text:p>
      <text:p text:style-name="P25"></text:p>
      <text:p text:style-name="P97"><text:span text:style-name="T9">Documentation de référence</text:span></text:p>
      <text:p text:style-name="P97"></text:p>
      <text:p text:style-name="P17">Nicolas Feybesse </text:p>
      <text:p text:style-name="P17"></text:p>
      <text:p text:style-name="P17">2015</text:p>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span text:style-name="T17">Introduction</text:span></text:h>
      <text:p text:style-name="P5">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4"/>
      <text:h text:style-name="P128" text:outline-level="2"><text:span text:style-name="T3">Un système tout objet</text:span></text:h>
      <text:p text:style-name="P18">Generic System propose une logique tout objet de l'information. Les données sont avant tout typées et classées selon ce critère.</text:p>
      <text:p text:style-name="P18">Generic System adjoint <text:span text:style-name="T5">nativement</text:span> à ce typage :</text:p>
      <text:list xml:id="list5664328577984148718" text:style-name="L1">
        <text:list-item>
          <text:p text:style-name="P21">Une gestion de <text:span text:style-name="T5">l'héritage</text:span> généralisée (héritage simple mais aussi multiple)</text:p>
        </text:list-item>
        <text:list-item>
          <text:p text:style-name="P21">Une gestion <text:span text:style-name="T5">relationnelle</text:span> généralisée (attributs, relations, Relations n-aires...)</text:p>
        </text:list-item>
        <text:list-item>
          <text:p text:style-name="P21">Une gestion <text:span text:style-name="T5">d'arbres</text:span> généralisée (arbres, arbres généalogiques, arbres à n- parents etc...)</text:p>
        </text:list-item>
        <text:list-item>
          <text:p text:style-name="P21">Une gestion des <text:span text:style-name="T5">combinaisons</text:span> de ces gestions (héritage de relations, relations entre arbres, relation de relations...)</text:p>
        </text:list-item>
        <text:list-item>
          <text:p text:style-name="P21">Une gestion des <text:span text:style-name="T5">instanciations</text:span> en correspondance</text:p>
        </text:list-item>
      </text:list>
      <text:p text:style-name="P5">Ces fonctionnalités sont adressées par une interface de programmation simple et adaptée.</text:p>
      <text:p text:style-name="P4"/>
      <text:h text:style-name="P128" text:outline-level="2"><text:span text:style-name="T3">Un système transactionnel</text:span></text:h>
      <text:p text:style-name="P18">Generic System offre une <text:span text:style-name="T5">gestion transactionnelle</text:span> afin de garantir la <text:span text:style-name="T5">cohérence</text:span> et la <text:span text:style-name="T5">robustesse</text:span> du système. Le moteur passe d'un <text:span text:style-name="T5">état stable</text:span> à un autre <text:span text:style-name="T5">état stable</text:span> sous réserve de respecter toutes les <text:span text:style-name="T5">contraintes d'intégrité</text:span>.</text:p>
      <text:p text:style-name="P18">Generic System offre une <text:span text:style-name="T8">API afin de paramétrer ces contraintes</text:span><text:span text:style-name="T5"> </text:span><text:span text:style-name="T8">et cela en fonction du</text:span><text:span text:style-name="T5"> contexte</text:span><text:span text:style-name="T8"> </text:span><text:span text:style-name="T5">fonctionnel.</text:span> En plus de pouvoir <text:span text:style-name="T5">positionner </text:span><text:span text:style-name="T8">(statiquement ou dynamiquement)</text:span><text:span text:style-name="T5">,</text:span> les contraintes essentielles (fournies par Generic System), des contraintes personnalisées peuvent être simplement développées et ajoutées à celles déjà existantes (un framework de développement de contraintes par annotations est fourni).</text:p>
      <text:p text:style-name="P24">Le positionnement de contraintes spécifiques déclenche aussi de <text:span text:style-name="T5">nombreux automatismes dans le comportement</text:span> du système, il <text:span text:style-name="T5">précise</text:span> la <text:span text:style-name="T5">signification des opérations </text:span>à réaliser en <text:span text:style-name="T8">fonction</text:span><text:span text:style-name="T5"> </text:span><text:span text:style-name="T8">du</text:span><text:span text:style-name="T5"> contexte fonctionnel</text:span>.</text:p>
      <text:p text:style-name="P24"/>
      <text:h text:style-name="P128" text:outline-level="2"><text:soft-page-break/>Un système concurrentiel</text:h>
      <text:h text:style-name="P126" text:outline-level="3">Des lectures prioritaires</text:h>
      <text:p text:style-name="P18">Les opérations de lecture sont globalement prioritaires sur les opérations d'écritures afin d'améliorer <text:s/>la <text:span text:style-name="T5">disponibilité</text:span> du système.</text:p>
      <text:p text:style-name="P18">Les lectures souffrent de quelques rares et courtes synchronisations envers les écritures, réalisées au plus fin dans la gestion interne des objets et des index. Elles ne sont pas synchronisées entre elles.</text:p>
      <text:p text:style-name="P8">Les écritures transactionnelles sont synchronisées entre elles à titre de solution provisoire.</text:p>
      <text:p text:style-name="Text_20_body"/>
      <text:h text:style-name="P126" text:outline-level="3">Des transactions isolées</text:h>
      <text:p text:style-name="P6">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6"/>
      <text:h text:style-name="P128" text:outline-level="2">Un système persistant</text:h>
      <text:p text:style-name="P19">Generic System est actuellement un moteur d'information dit « embarqué » car il s'exécute en mémoire. <text:s/>Un effort considérable a été réalisé pour limiter l'empreinte mémoire du graphe interne au strict nécessaire.</text:p>
      <text:p text:style-name="P7">Un mécanisme de persistance dans des fichiers d'archives permet d'assurer la persistance. Au démarrage, le moteur de Generic System récupère le fichier archivé le plus récent (dans un répertoire prévu à cet effet) et construit le système d'information. Lorsque le moteur s'arrête, il archive une image du système à l'instant d'arrêt.</text:p>
      <text:p text:style-name="P7"/>
      <text:h text:style-name="P128" text:outline-level="2"><text:span text:style-name="T3">Un système restaurable</text:span></text:h>
      <text:p text:style-name="P19">Les algorithmes de Generic System garantissent la cohérence des archives du moteur que l'on réalise pour un instant t et cela alors alors même que le moteur est en cours d'utilisation. </text:p>
      <text:p text:style-name="P19">Cela permet de générer des archives à intervalles réguliers. En cas de crash, ces archives constituent des point de restauration.</text:p>
      <text:p text:style-name="P19"><text:span text:style-name="T62">Generic System se charge enfin de supprimer les images selon une méthode configurable afin de limiter la place disque prise par les fichiers archives. La méthode par défaut supprime les images peu pertinentes automatiquement en fonction de l'ancienneté au regard de la </text:span><text:soft-page-break/><text:span text:style-name="T62">fréquence.</text:span></text:p>
      <text:p text:style-name="P19"><text:span text:style-name="T62"/></text:p>
      <text:h text:style-name="P128" text:outline-level="2">Un système mutable</text:h>
      <text:p text:style-name="P19"><text:span text:style-name="T60">Les algorithmes de Generic System sont inspirés des algorithmes </text:span><text:span text:style-name="T69">MVCC</text:span><text:span text:style-name="T60">.</text:span></text:p>
      <text:p text:style-name="P20">Les noeuds du graphe interne de Generic System sont <text:span text:style-name="T4">immutables</text:span>. Ainsi, pour modifier la valeur d’un noeud du graphe interne, il faut d’abord le supprimer puis créer un nouveau noeud porteur de la valeur attendue.</text:p>
      <text:p text:style-name="P20">Cette décision d’implémentation a permis de simplifier les algorithmes de gestion de la concurrence : Generic System n’a pas à gérer de multiples états d’un noeud du graphe.</text:p>
      <text:p text:style-name="P89"><text:span text:style-name="T9">Mais cette gestion des noeuds est à la fois complexe et pas très simple d’utilisation pour l’utilisateur. C’est pourquoi la couche </text:span><text:span text:style-name="Emphasis"><text:span text:style-name="T9">mutability</text:span></text:span><text:span text:style-name="T9"> de Generic System permet de </text:span><text:span text:style-name="Emphasis"><text:span text:style-name="T9">mettre à jour</text:span></text:span><text:span text:style-name="T9"> un Generic : d’une part, toute cette gestion complexe est assurée en interne, d’autre part, toutes les dépendances du Generic mis à jour sont </text:span><text:span text:style-name="Emphasis"><text:span text:style-name="T9">automatiquement</text:span></text:span><text:span text:style-name="T9"> mises à jour par Generic System.</text:span></text:p>
      <text:p text:style-name="P58"/>
      <text:h text:style-name="P128" text:outline-level="2">Un système évolutif</text:h>
      <text:p text:style-name="P13">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3">Encore une fois, Generic System fait ici le choix d’adresser la structure de l’information comme n’importe quelle autre information, c’est à dire de manière transactionnelle et concurrentielle, ce qui permet une grande souplesse.</text:p>
      <text:p text:style-name="P14"/>
      <text:p text:style-name="P15">De plus, tout un framework est prévu afin de permettre un <text:span text:style-name="T5">paramétrage statique</text:span> de Generic System. Grâce à un jeu réduit et complet d'annotations, l'utilisateur peut rapidement et simplement paramétrer tout un système d'informations.</text:p>
      <text:p text:style-name="P19"><text:soft-page-break/><text:span text:style-name="T61">Cela permet d’écrire des programmes qui peuvent y faire référence avec une très grande simplicité. Il est ainsi possible selon la valeur d’un champ de config que tout un système soit monté ou non au démarrage d’une application.</text:span></text:p>
      <text:p text:style-name="P90"><text:span text:style-name="T30">Il est </text:span><text:span text:style-name="T31">ainsi</text:span><text:span text:style-name="T30"> possible de spécialiser le comportement avec des méthodes. Il pourrait y avoir un module compatibilité qui gère toute la compatibilité, un module </text:span><text:span text:style-name="T31">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3">représentation des données</text:span><text:span text:style-name="T31"> mais également leur </text:span><text:span text:style-name="T23">comportement</text:span><text:span text:style-name="T31">. Avant tout, Generic System est un </text:span><text:span text:style-name="Emphasis"><text:span text:style-name="T15">système de représentation</text:span></text:span><text:span text:style-name="T31"> de l’information. Grâce au paramétrage statique, </text:span><text:span text:style-name="T16">c'est</text:span><text:span text:style-name="T31"> en plus un </text:span><text:span text:style-name="Emphasis"><text:span text:style-name="T15">système comportemental</text:span></text:span><text:span text:style-name="T31">.</text:span></text:p>
      <text:p text:style-name="P87"/>
      <text:h text:style-name="P1" text:outline-level="1"><text:span text:style-name="T3">Pré-requis</text:span></text:h>
      <text:list xml:id="list2278151736155045829" text:style-name="L3">
        <text:list-item>
          <text:p text:style-name="P60">Installer<text:span text:style-name="T100"> </text:span>Java 8 <text:span text:style-name="T100">(JRE).</text:span></text:p>
        </text:list-item>
        <text:list-item>
          <text:p text:style-name="P59">Dans le <text:span text:style-name="T94">pom.xml</text:span>, configurer le repository Maven de Middleware Factory :</text:p>
        </text:list-item>
      </text:list>
      <text:p text:style-name="P102">&lt;repository&gt;</text:p>
      <text:p text:style-name="P102"><text:tab/>&lt;id&gt;middlewarefactory&lt;/id&gt;</text:p>
      <text:p text:style-name="P102"><text:tab/>&lt;url&gt;http://www.middlewarefactory.com/repository&lt;/url&gt;</text:p>
      <text:p text:style-name="P102"><text:tab/>&lt;releases&gt;</text:p>
      <text:p text:style-name="P102"><text:tab/><text:tab/>&lt;enabled&gt;true&lt;/enabled&gt;</text:p>
      <text:p text:style-name="P102"><text:tab/><text:tab/>&lt;updatePolicy&gt;daily&lt;/updatePolicy&gt;</text:p>
      <text:p text:style-name="P102"><text:tab/>&lt;/releases&gt;</text:p>
      <text:p text:style-name="P102">&lt;/repository&gt;</text:p>
      <text:list xml:id="list152102819838255" text:continue-numbering="true" text:style-name="L3">
        <text:list-item>
          <text:p text:style-name="P59">Dans le <text:span text:style-name="T94">pom.xml</text:span>, définir la dépendance Maven suivante :</text:p>
        </text:list-item>
      </text:list>
      <text:p text:style-name="P102">&lt;dependency&gt;</text:p>
      <text:p text:style-name="P102"><text:tab/>&lt;groupId&gt;org.genericsystem&lt;/groupId&gt;</text:p>
      <text:p text:style-name="P102"><text:tab/>&lt;artifactId&gt;gs-mutability&lt;/artifactId&gt;</text:p>
      <text:p text:style-name="P102"><text:tab/>&lt;version&gt;3.0-SNAPSHOT&lt;/version&gt;</text:p>
      <text:p text:style-name="P102">&lt;/dependency&gt;</text:p>
      <text:p text:style-name="P88"/>
      <text:h text:style-name="P1" text:outline-level="1"><text:soft-page-break/><text:span text:style-name="T75">Points forts de Generic System</text:span></text:h>
      <text:list xml:id="list2492383592137736176" text:style-name="L4">
        <text:list-header>
          <text:p text:style-name="P61"/>
        </text:list-header>
      </text:list>
      <text:h text:style-name="P128" text:outline-level="2">Persistance des objets Java <text:span text:style-name="T101">par simple annotation</text:span></text:h>
      <text:p text:style-name="P73"><text:span text:style-name="T76">Un premier point fort de Generic System est de pouvoir </text:span><text:span text:style-name="T5">persister</text:span> tout objet<text:span text:style-name="T76"> par </text:span><text:span text:style-name="T6">simple </text:span><text:span text:style-name="T5">annotation</text:span><text:span text:style-name="T76"> sur l'ensemble des entités.</text:span></text:p>
      <text:p text:style-name="P73"/>
      <text:h text:style-name="P126" text:outline-level="3">Persister un<text:span text:style-name="T101">e table</text:span></text:h>
      <text:p text:style-name="P103">@SystemGeneric</text:p>
      <text:p text:style-name="P103">public class Vehicle {}</text:p>
      <text:p text:style-name="P74">L'annotation <text:span text:style-name="T78">@SystemGeneric</text:span> précise que l'entité <text:span text:style-name="T78">Vehicle</text:span> est <text:span text:style-name="T74">gérée</text:span> par Generic System.</text:p>
      <text:p text:style-name="P72"/>
      <text:h text:style-name="P126" text:outline-level="3">Persister un attribut</text:h>
      <text:p text:style-name="P103">@SystemGeneric</text:p>
      <text:p text:style-name="P103">@Components(Vehicle.class)</text:p>
      <text:p text:style-name="P103">public class Options {}</text:p>
      <text:p text:style-name="P121"><text:span text:style-name="T18">L'annotation </text:span>@Components(Vehicle.class)<text:span text:style-name="T9"> </text:span><text:span text:style-name="T18">indique que l'entité </text:span><text:span text:style-name="T101">Options</text:span><text:span text:style-name="T18"> </text:span><text:span text:style-name="T26">a pour </text:span><text:span text:style-name="T20">composant</text:span><text:span text:style-name="T18"> l'entité </text:span><text:span text:style-name="T101">Vehicle</text:span><text:span text:style-name="T18">. Puisqu'il n'y a qu'un seul composant, l'entité </text:span><text:span text:style-name="T101">Options</text:span><text:span text:style-name="T18"> est un </text:span><text:span text:style-name="T20">attribut</text:span><text:span text:style-name="T18">.</text:span></text:p>
      <text:p text:style-name="P125"/>
      <text:h text:style-name="Heading_20_3" text:outline-level="3"><text:span text:style-name="T57">Persister un</text:span><text:span text:style-name="T58">e relation</text:span></text:h>
      <text:p text:style-name="P103">@SystemGeneric</text:p>
      <text:p text:style-name="P103">public class Color {}</text:p>
      <text:p text:style-name="P103"></text:p>
      <text:p text:style-name="P103">@SystemGeneric</text:p>
      <text:p text:style-name="P103">@Components({ Vehicle.class, Color.class })</text:p>
      <text:p text:style-name="P103">public class VehicleColor {}</text:p>
      <text:p text:style-name="P121"><text:span text:style-name="T18">L'annotation </text:span>@Components({ Vehicle.class, Color.class })<text:span text:style-name="T9"> </text:span><text:span text:style-name="T18">indique que l'entité </text:span>VehicleColor<text:span text:style-name="T18"> </text:span><text:span text:style-name="T26">a pour</text:span><text:span text:style-name="T18"> </text:span><text:span text:style-name="T20">composant</text:span><text:span text:style-name="T21">s</text:span><text:span text:style-name="T18"> l</text:span><text:span text:style-name="T26">es </text:span><text:span text:style-name="T18">entité</text:span><text:span text:style-name="T26">s</text:span><text:span text:style-name="T18"> </text:span><text:span text:style-name="T101">Vehicle</text:span><text:span text:style-name="T18"> et </text:span><text:span text:style-name="T101">Color</text:span><text:span text:style-name="T18">. Puisqu'il y a </text:span><text:span text:style-name="T26">deux </text:span><text:span text:style-name="T18">composant</text:span><text:span text:style-name="T26">s</text:span><text:span text:style-name="T18">, il s'agit d'un</text:span><text:span text:style-name="T26">e </text:span><text:span text:style-name="T21">relation</text:span><text:span text:style-name="T12"> </text:span><text:span text:style-name="T13">(</text:span><text:span text:style-name="T25">binaire</text:span><text:span text:style-name="T13">)</text:span><text:span text:style-name="T14">.</text:span></text:p>
      <text:p text:style-name="P124"><text:span text:style-name="T18">S</text:span><text:span text:style-name="T9">i une entité a plus de deux composants, il s'agit d'une </text:span><text:span text:style-name="T19">relation n-aire</text:span><text:span text:style-name="T9">.</text:span></text:p>
      <text:p text:style-name="P119"><text:soft-page-break/></text:p>
      <text:h text:style-name="Heading_20_3" text:outline-level="3"><text:span text:style-name="T57">Persister un</text:span><text:span text:style-name="T58">e instance</text:span></text:h>
      <text:p text:style-name="P103">@SystemGeneric</text:p>
      <text:p text:style-name="P103">@Meta(Vehicle.class)</text:p>
      <text:p text:style-name="P103">@StringValue("<text:span text:style-name="T102">First</text:span>Vehicle")</text:p>
      <text:p text:style-name="P103">public class FirstVehicle {}</text:p>
      <text:p text:style-name="P123"><text:span text:style-name="T26">L'annotation </text:span>@Meta(Vehicle.class)<text:span text:style-name="T9"> </text:span><text:span text:style-name="T26">indique que l'entité <text:s/></text:span>FirstVehicle<text:span text:style-name="T9"> </text:span><text:span text:style-name="T26">a pour </text:span><text:span text:style-name="T21">meta</text:span><text:span text:style-name="T26"> <text:s/></text:span>Vehicle<text:span text:style-name="T9">. </text:span><text:span text:style-name="T29">L'annotation </text:span>@Meta<text:span text:style-name="T9"> </text:span><text:span text:style-name="T29">et l'</text:span><text:span text:style-name="T50">absence d'</text:span><text:span text:style-name="T29">annotation </text:span>@Components<text:span text:style-name="T9"> </text:span><text:span text:style-name="T50">font que</text:span><text:span text:style-name="T26"> l'entité </text:span>FirstVehicle<text:span text:style-name="T9"> </text:span><text:span text:style-name="T50">est </text:span><text:span text:style-name="T26">une </text:span><text:span text:style-name="T21">instance</text:span><text:span text:style-name="T26">.</text:span></text:p>
      <text:p text:style-name="P124"><text:span text:style-name="T26">L</text:span><text:span text:style-name="T9">'annotation </text:span><text:span text:style-name="T77">@StringValue("</text:span>First<text:span text:style-name="T77">Vehicle")</text:span><text:span text:style-name="T27"> </text:span><text:span text:style-name="T50">indique </text:span><text:span text:style-name="T9">que la valeur de l'instance est une </text:span>String<text:span text:style-name="T9">. La valeur de cette </text:span>String<text:span text:style-name="T9"> indique le nom de l'instance. Par défaut, le nom de l'instance est le nom de la classe. A noter également les annotations </text:span><text:span text:style-name="T103">@IntValue</text:span><text:span text:style-name="T28">, </text:span><text:span text:style-name="T103">@FloatValue</text:span><text:span text:style-name="T28"> et </text:span><text:span text:style-name="T103">@BooleanValue</text:span><text:span text:style-name="T28">.</text:span></text:p>
      <text:p text:style-name="P120"/>
      <text:h text:style-name="P126" text:outline-level="3">Persister un holder</text:h>
      <text:p text:style-name="P103">@SystemGeneric</text:p>
      <text:p text:style-name="P103">@Meta(Options.class)</text:p>
      <text:p text:style-name="P103">@Components(FirstVehicle.class)</text:p>
      <text:p text:style-name="P103">@StringValue("music player")</text:p>
      <text:p text:style-name="P103">public class MusicPlayer {}</text:p>
      <text:p text:style-name="P122"><text:span text:style-name="T26">L'annotation </text:span>@Meta(Options.class)<text:span text:style-name="T9"> </text:span><text:span text:style-name="T26">indique que l'entité <text:s/></text:span>MusicPlayer<text:span text:style-name="T9"> </text:span><text:span text:style-name="T26">a pour </text:span><text:span text:style-name="T21">meta</text:span><text:span text:style-name="T26"> <text:s/></text:span>Options<text:span text:style-name="T9">. </text:span><text:span text:style-name="T18">L'annotation </text:span>@Components(FirstVehicle.class)<text:span text:style-name="T9"> </text:span><text:span text:style-name="T18">indique que l'entité </text:span>MusicPlayer<text:span text:style-name="T18"> </text:span><text:span text:style-name="T26">a pour </text:span><text:span text:style-name="T20">composant</text:span><text:span text:style-name="T18"> l'entité </text:span>FirstVehicle<text:span text:style-name="T18">. </text:span><text:span text:style-name="T29">L'annotation </text:span>@Meta<text:span text:style-name="T9"> </text:span><text:span text:style-name="T29">et l'annotation </text:span>@Components<text:span text:style-name="T9"> </text:span><text:span text:style-name="T29">avec un seul composant font que l'entité <text:s/></text:span>MusicPlayer<text:span text:style-name="T9"> </text:span><text:span text:style-name="T29">est un </text:span><text:span text:style-name="T22">holder</text:span><text:span text:style-name="T29">. </text:span><text:span text:style-name="T32">L'annotation </text:span>@StringValue("music player")<text:span text:style-name="T9"> </text:span><text:span text:style-name="T32">indique le nom du holder c'est-à-dire sa valeur.</text:span></text:p>
      <text:p text:style-name="P120"/>
      <text:h text:style-name="Heading_20_3" text:outline-level="3"><text:span text:style-name="T32">Persister un link</text:span></text:h>
      <text:p text:style-name="P103">@SystemGeneric</text:p>
      <text:p text:style-name="P103">@Meta(Color.class)</text:p>
      <text:p text:style-name="P103">@StringValue("red")</text:p>
      <text:p text:style-name="P103"><text:soft-page-break/>public class Red {}</text:p>
      <text:p text:style-name="P103"></text:p>
      <text:p text:style-name="P103">@SystemGeneric</text:p>
      <text:p text:style-name="P103">@Meta(VehicleColor.class)</text:p>
      <text:p text:style-name="P103">@Components({ FirstVehicle.class, Red.class })</text:p>
      <text:p text:style-name="P103">@StringValue("firstVehicleRed")</text:p>
      <text:p text:style-name="P103">public class FirstVehicleRed {}</text:p>
      <text:p text:style-name="P122"><text:span text:style-name="T26">L'annotation </text:span>@Meta(VehicleColor.class)<text:span text:style-name="T9"> </text:span><text:span text:style-name="T26">indique que l'entité <text:s/></text:span>FirstVehicleRed<text:span text:style-name="T9"> </text:span><text:span text:style-name="T26">a pour </text:span><text:span text:style-name="T21">meta</text:span><text:span text:style-name="T26"> <text:s/></text:span>VehicleColor<text:span text:style-name="T9">. </text:span><text:span text:style-name="T18">L'annotation </text:span>@Components({ FirstVehicle.class, Red.class })<text:span text:style-name="T9"> </text:span><text:span text:style-name="T18">indique que l'entité </text:span>FirstVehicleRed<text:span text:style-name="T18"> </text:span><text:span text:style-name="T26">a pour </text:span><text:span text:style-name="T20">composant</text:span><text:span text:style-name="T24">s</text:span><text:span text:style-name="T18"> l</text:span><text:span text:style-name="T32">es </text:span><text:span text:style-name="T18">entité</text:span><text:span text:style-name="T32">s</text:span><text:span text:style-name="T18"> </text:span>FirstVehicle<text:span text:style-name="T9"> </text:span><text:span text:style-name="T32">et </text:span>Red<text:span text:style-name="T18">. </text:span><text:span text:style-name="T29">L'annotation </text:span>@Meta<text:span text:style-name="T9"> </text:span><text:span text:style-name="T29">et l'annotation </text:span>@Components<text:span text:style-name="T9"> </text:span><text:span text:style-name="T29">avec </text:span><text:span text:style-name="T32">deux </text:span><text:span text:style-name="T29">composant</text:span><text:span text:style-name="T32">s</text:span><text:span text:style-name="T29"> font que l'entité <text:s/></text:span>FirstVehicleRed<text:span text:style-name="T9"> </text:span><text:span text:style-name="T29">est un </text:span><text:span text:style-name="T11">link. Celui-ci relie les instances </text:span><text:span text:style-name="T73">FirstVehicle</text:span><text:span text:style-name="T10"> </text:span><text:span text:style-name="T11">et </text:span><text:span text:style-name="T73">Red</text:span><text:span text:style-name="T29">. </text:span><text:span text:style-name="T32">L'annotation </text:span>@StringValue("firstVehicleRed")<text:span text:style-name="T9"> </text:span><text:span text:style-name="T32">indique le nom du link.</text:span></text:p>
      <text:p text:style-name="P9"/>
      <text:h text:style-name="P127" text:outline-level="3">Gérer le système persisté</text:h>
      <text:list xml:id="list2733489777716449861" text:style-name="L27">
        <text:list-item>
          <text:p text:style-name="P49">Créer la base de données en précisant l'ensemble des entités annotées :</text:p>
        </text:list-item>
      </text:list>
      <text:p text:style-name="P105">// Create a <text:span text:style-name="T96">database</text:span> named vehicleManagement, persisted in the </text:p>
      <text:p text:style-name="P104">// directory vehicleManagement and specifying parameterized classes</text:p>
      <text:p text:style-name="P104">Engine engine = new Engine("vehicleManagement", System.getenv("HOME") + "/vehicleManagement", Vehicle.class, Options.class, Color.class, VehicleColor.class, FirstVehicle.class, MusicPlayer.class, Red.class, FirstVehicleRed.class);</text:p>
      <text:p text:style-name="Text_20_body"><text:span text:style-name="T80"></text:span></text:p>
      <text:list xml:id="list8296712767315030506" text:style-name="L28">
        <text:list-item>
          <text:p text:style-name="P50">Retrouver les entités annotées :</text:p>
        </text:list-item>
      </text:list>
      <text:p text:style-name="P106"><text:span text:style-name="T104">Vehicle</text:span> vehicle = engine.find(Vehicle.class);</text:p>
      <text:p text:style-name="P76"><text:span text:style-name="T9">La méthode </text:span><text:span text:style-name="T78">find</text:span><text:span text:style-name="T9"> de l'</text:span><text:span text:style-name="T78">Engine</text:span><text:span text:style-name="T9"> permet de rechercher une classe annotée, </text:span><text:span text:style-name="T33">ici la classe </text:span><text:span text:style-name="T95">Vehicle</text:span><text:span text:style-name="T9">.</text:span></text:p>
      <text:p text:style-name="P75"/>
      <text:list xml:id="list6558945927416108123" text:style-name="L29">
        <text:list-item>
          <text:p text:style-name="P85">Ajouter du comportement aux entités annotées :</text:p>
        </text:list-item>
      </text:list>
      <text:p text:style-name="P77"><text:span text:style-name="T9">En ajoutant des méthodes aux classes annotées, du </text:span><text:span text:style-name="T19">comportement est ajouté</text:span><text:span text:style-name="T9"> à Generic System. En complétant l'exemple précédent :</text:span></text:p>
      <text:p text:style-name="P77"><text:soft-page-break/><text:span text:style-name="T9">La classe </text:span><text:span text:style-name="T78">Vehicle</text:span><text:span text:style-name="T9"> permet d'ajouter ou supprimer une </text:span><text:span text:style-name="T78">Options</text:span><text:span text:style-name="T9"> :</text:span></text:p>
      <text:p text:style-name="P114">@SystemGeneric</text:p>
      <text:p text:style-name="P114">public class Vehicle {</text:p>
      <text:p text:style-name="P114"><text:tab/>private Options options;</text:p>
      <text:p text:style-name="P114"></text:p>
      <text:p text:style-name="P114"><text:tab/>public Options getOption() {</text:p>
      <text:p text:style-name="P114"><text:tab/><text:tab/>return options;</text:p>
      <text:p text:style-name="P114"><text:tab/>}</text:p>
      <text:p text:style-name="P114"></text:p>
      <text:p text:style-name="P114"><text:tab/>public void addOption(Options option) {</text:p>
      <text:p text:style-name="P114"><text:tab/><text:tab/>options = option;</text:p>
      <text:p text:style-name="P114"><text:tab/><text:tab/>options.owner = this;</text:p>
      <text:p text:style-name="P114"><text:tab/>}</text:p>
      <text:p text:style-name="P114"></text:p>
      <text:p text:style-name="P114"><text:tab/>public void removeOption() {</text:p>
      <text:p text:style-name="P114"><text:tab/><text:tab/>options.owner = null;</text:p>
      <text:p text:style-name="P114"><text:tab/><text:tab/>options = null;</text:p>
      <text:p text:style-name="P114"><text:tab/>}</text:p>
      <text:p text:style-name="P114">}</text:p>
      <text:p text:style-name="Text_20_body"><text:span text:style-name="T84"></text:span></text:p>
      <text:p text:style-name="P26">La classe <text:s/><text:span text:style-name="T79">Options</text:span><text:span text:style-name="T59"> permet de créer une </text:span><text:span text:style-name="T79">Options</text:span><text:span text:style-name="T59"> avec un </text:span><text:span text:style-name="T79">name</text:span><text:span text:style-name="T59"> et de retrouver le </text:span><text:span text:style-name="T79">Vehicle</text:span><text:span text:style-name="T59"> sur lequel est posé l'</text:span><text:span text:style-name="T79">Options</text:span><text:span text:style-name="T59"> :</text:span></text:p>
      <text:p text:style-name="P114">@SystemGeneric</text:p>
      <text:p text:style-name="P114">@Components(Vehicle.class)</text:p>
      <text:p text:style-name="P114">public class Options {</text:p>
      <text:p text:style-name="P114"><text:tab/>private String name;</text:p>
      <text:p text:style-name="P114"></text:p>
      <text:p text:style-name="P114"><text:tab/>private Vehicle owner;</text:p>
      <text:p text:style-name="P114"></text:p>
      <text:p text:style-name="P114"><text:soft-page-break/><text:tab/>public static Options createOptions(String name) {</text:p>
      <text:p text:style-name="P114"><text:tab/><text:tab/>Options option = new Options();</text:p>
      <text:p text:style-name="P114"><text:tab/><text:tab/>option.name = name;</text:p>
      <text:p text:style-name="P114"><text:tab/><text:tab/>return option;</text:p>
      <text:p text:style-name="P114"><text:tab/>}</text:p>
      <text:p text:style-name="P114"></text:p>
      <text:p text:style-name="P114"><text:tab/>public String getName() {</text:p>
      <text:p text:style-name="P114"><text:tab/><text:tab/>return name;</text:p>
      <text:p text:style-name="P114"><text:tab/>}</text:p>
      <text:p text:style-name="P114"></text:p>
      <text:p text:style-name="P114"><text:tab/>public Vehicle getOwner() {</text:p>
      <text:p text:style-name="P114"><text:tab/><text:tab/>return owner;</text:p>
      <text:p text:style-name="P114"><text:tab/>}</text:p>
      <text:p text:style-name="P114">}</text:p>
      <text:p text:style-name="P62"/>
      <text:list xml:id="list8840714985513864121" text:style-name="L30">
        <text:list-item>
          <text:p text:style-name="P86">Utiliser le comportement du système annoté :</text:p>
        </text:list-item>
      </text:list>
      <text:p text:style-name="P78">Un exemple simple d'utilisation de notre système de gestion de véhicules :</text:p>
      <text:p text:style-name="P115">Options airConditioning = Options.createOptions("air conditioning");</text:p>
      <text:p text:style-name="P115">vehicle.addOption(airConditioning);</text:p>
      <text:p text:style-name="P62"/>
      <text:list xml:id="list363319365735581594" text:style-name="L31">
        <text:list-item>
          <text:p text:style-name="P92"><text:span text:style-name="T39">Sauvegarder en base :</text:span></text:p>
        </text:list-item>
      </text:list>
      <text:p text:style-name="P115">engine.getCurrentCache().flush();</text:p>
      <text:p text:style-name="P62"/>
      <text:h text:style-name="P129" text:outline-level="2">Modification à chaud de la structure de l'information</text:h>
      <text:p text:style-name="P63">Un <text:span text:style-name="T105">deuxième</text:span> point fort de Generic System est de pouvoir <text:span text:style-name="T5">modifier à chaud la structure de l'information</text:span> c'est-à-dire modifier la structure une fois que celle-ci contient des données <text:span text:style-name="T97">et ce </text:span><text:span text:style-name="T7">de manière transactionnelle et concurrentielle</text:span>.</text:p>
      <text:p text:style-name="P63"/>
      <text:list xml:id="list235238950762596887" text:style-name="L8">
        <text:list-item>
          <text:p text:style-name="P84">Cré<text:span text:style-name="T110">er</text:span> la base de données :</text:p>
        </text:list-item>
      </text:list>
      <text:p text:style-name="P107"><text:soft-page-break/>// Create a database named vehicleManagement and persisted in the </text:p>
      <text:p text:style-name="P107">// directory vehicleManagement</text:p>
      <text:p text:style-name="P107">Engine engine = new Engine("vehicleManagement", System.getenv("HOME") + "/vehicleManagement");</text:p>
      <text:p text:style-name="Text_20_body"><text:span text:style-name="T85"></text:span></text:p>
      <text:list xml:id="list3790624641736582002" text:style-name="L10">
        <text:list-item>
          <text:p text:style-name="P27">Cré<text:span text:style-name="T110">er</text:span> la structure :</text:p>
        </text:list-item>
      </text:list>
      <text:p text:style-name="P107">Generic vehicle = engine.addInstance("Vehicle");</text:p>
      <text:p text:style-name="Text_20_body"><text:span text:style-name="T85"></text:span></text:p>
      <text:list xml:id="list2963588254844481077" text:style-name="L11">
        <text:list-item>
          <text:p text:style-name="P29">Ajout<text:span text:style-name="T110">er</text:span> des données :</text:p>
        </text:list-item>
      </text:list>
      <text:p text:style-name="P107">Generic firstVehicle = vehicle.addInstance("firstVehicle");</text:p>
      <text:p text:style-name="P107">Generic secondVehicle = vehicle.addInstance("secondVehicle");</text:p>
      <text:p text:style-name="P107">Generic thirdVehicle = vehicle.addInstance("thirdVehicle");</text:p>
      <text:p text:style-name="Text_20_body"><text:span text:style-name="T85"></text:span></text:p>
      <text:list xml:id="list6018231461019733875" text:style-name="L12">
        <text:list-item>
          <text:p text:style-name="P31">Modifi<text:span text:style-name="T110">er</text:span> à chaud la structure de l'information :</text:p>
        </text:list-item>
      </text:list>
      <text:p text:style-name="P107">Generic brand = vehicle.addAttribute("Brand");</text:p>
      <text:p text:style-name="Text_20_body"><text:span text:style-name="T85"></text:span><text:span text:style-name="T34">L'attribut </text:span><text:span text:style-name="T86">Brand</text:span><text:span text:style-name="T34"> est ajouté à la table </text:span><text:span text:style-name="T86">Vehicle</text:span><text:span text:style-name="T34"> de </text:span><text:span text:style-name="T43">manière transactionnelle et concurrentielle</text:span><text:span text:style-name="T34">. La table </text:span><text:span text:style-name="T86">Vehicle</text:span><text:span text:style-name="T34"> est </text:span><text:span text:style-name="T43">modifiée à chaud</text:span><text:span text:style-name="T34">.</text:span></text:p>
      <text:p text:style-name="Text_20_body"><text:span text:style-name="T85"/></text:p>
      <text:list xml:id="list8414427288271077834" text:style-name="L13">
        <text:list-item>
          <text:p text:style-name="P32">Ajout<text:span text:style-name="T110">er</text:span> de nouvelles données :</text:p>
        </text:list-item>
      </text:list>
      <text:p text:style-name="P107">Generic cheetah = firstVehicle.addHolder(brand, "cheetah");</text:p>
      <text:p text:style-name="P107">Generic infernus = secondVehicle.addHolder(brand, "infernus");</text:p>
      <text:p text:style-name="P107">Generic phoenix = thirdVehicle.addHolder(brand, "phoenix");</text:p>
      <text:p text:style-name="Text_20_body"><text:span text:style-name="T85"></text:span></text:p>
      <text:list xml:id="list7175109374674702121" text:style-name="L14">
        <text:list-item>
          <text:p text:style-name="P33">Sauvegarde<text:span text:style-name="T110">r</text:span> en base :</text:p>
        </text:list-item>
      </text:list>
      <text:p text:style-name="P107">engine.getCurrentCache().flush();</text:p>
      <text:p text:style-name="P65"/>
      <text:h text:style-name="P130" text:outline-level="2">Mutabilité de l'information sans changement de référence</text:h>
      <text:p text:style-name="P71">Un <text:span text:style-name="T106">troisième</text:span> point fort de Generic System est la <text:span text:style-name="T5">mutabilité</text:span> des informations <text:span text:style-name="T5">sans changement de référence</text:span> sur ces <text:span text:style-name="T110">dernières</text:span>.</text:p>
      <text:list xml:id="list152101422536439" text:continue-list="list235238950762596887" text:style-name="L8">
        <text:list-item>
          <text:p text:style-name="P79"><text:soft-page-break/>Cré<text:span text:style-name="T110">er</text:span> la base de données :</text:p>
        </text:list-item>
      </text:list>
      <text:p text:style-name="P111">// Create a database named vehicleManagement and persisted in the </text:p>
      <text:p text:style-name="P111">// directory vehicleManagement</text:p>
      <text:p text:style-name="P111">Engine engine = new Engine("vehicleManagement", System.getenv("HOME") + "/vehicleManagement");</text:p>
      <text:p text:style-name="Text_20_body"><text:span text:style-name="T87"></text:span></text:p>
      <text:list xml:id="list152101436470094" text:continue-list="list3790624641736582002" text:style-name="L10">
        <text:list-item>
          <text:p text:style-name="P28">Cré<text:span text:style-name="T110">er</text:span> la structure :</text:p>
        </text:list-item>
      </text:list>
      <text:p text:style-name="P111">Generic vehicle = engine.addInstance("Vehicle");</text:p>
      <text:p text:style-name="Text_20_body"><text:span text:style-name="T87"></text:span></text:p>
      <text:list xml:id="list152101315183639" text:continue-list="list2963588254844481077" text:style-name="L11">
        <text:list-item>
          <text:p text:style-name="P30">Ajout<text:span text:style-name="T110">er</text:span> des données :</text:p>
        </text:list-item>
      </text:list>
      <text:p text:style-name="P111">Generic firstVehicle = vehicle.addInstance("firstVehicle");</text:p>
      <text:p text:style-name="P111">Generic secondVehicle = vehicle.addInstance("secondVehicle");</text:p>
      <text:p text:style-name="P111">Generic thirdVehicle = vehicle.addInstance("thirdVehicle");</text:p>
      <text:p text:style-name="Text_20_body"><text:span text:style-name="T87"></text:span></text:p>
      <text:list xml:id="list2910393855201904499" text:style-name="L15">
        <text:list-item>
          <text:p text:style-name="P37"><text:span text:style-name="T110">Faire m</text:span>ut<text:span text:style-name="T110">er</text:span> l'information sans changement de référence :</text:p>
        </text:list-item>
      </text:list>
      <text:p text:style-name="P116">// Update the name of the table</text:p>
      <text:p text:style-name="P116">vehicle.updateValue("VehicleTable");</text:p>
      <text:p text:style-name="P116"></text:p>
      <text:p text:style-name="P116">// Add new data</text:p>
      <text:p text:style-name="P116">Generic fourthVehicle = vehicle.addInstance("fourthVehicle");</text:p>
      <text:p text:style-name="P116">Generic fifthVehicle = vehicle.addInstance("fifthVehicle");</text:p>
      <text:p text:style-name="P98"><text:span text:style-name="T87"></text:span><text:span text:style-name="T34">La table <text:s/></text:span><text:span text:style-name="T86">Vehicle</text:span><text:span text:style-name="T34"> est </text:span><text:span text:style-name="T43">mise à jour</text:span><text:span text:style-name="T34"> avec pour nouveau nom <text:s/></text:span><text:span text:style-name="T87">VehicleTable</text:span><text:span text:style-name="T35"> </text:span><text:span text:style-name="T43">sans changement de référence</text:span><text:span text:style-name="T34">. Puis de nouvelles données sont ajoutées à la table.</text:span></text:p>
      <text:p text:style-name="Text_20_body"/>
      <text:list xml:id="list152102546650229" text:continue-list="list7175109374674702121" text:style-name="L14">
        <text:list-item>
          <text:p text:style-name="P34">Sauvegarde<text:span text:style-name="T110">r</text:span> en base :</text:p>
        </text:list-item>
      </text:list>
      <text:p text:style-name="P111">engine.getCurrentCache().flush();</text:p>
      <text:p text:style-name="P64"/>
      <text:h text:style-name="P132" text:outline-level="2"><text:soft-page-break/>Gestion de l'héritage</text:h>
      <text:p text:style-name="P67">Un <text:span text:style-name="T107">quatrième </text:span>point fort de Generic System est la <text:span text:style-name="T5">gestion de l'héritage </text:span><text:span text:style-name="T8">simple</text:span> <text:span text:style-name="T107">comme </text:span><text:span text:style-name="T8">multiple</text:span>.</text:p>
      <text:p text:style-name="P66"/>
      <text:h text:style-name="P126" text:outline-level="3">Héritage simple</text:h>
      <text:p text:style-name="P67"><text:span text:style-name="T107">Generic System gère</text:span> l'<text:span text:style-name="T5">héritage simple</text:span>.</text:p>
      <text:p text:style-name="P67"/>
      <text:list xml:id="list152102403101758" text:continue-list="list152101422536439" text:style-name="L8">
        <text:list-item>
          <text:p text:style-name="P80">Cré<text:span text:style-name="T111">er</text:span> la base de données :</text:p>
        </text:list-item>
      </text:list>
      <text:p text:style-name="P108">// Create a database named vehicleManagement and persisted in the</text:p>
      <text:p text:style-name="P108">// directory vehicleManagement</text:p>
      <text:p text:style-name="P108">Engine engine = new Engine("vehicleManagement", System.getenv("HOME") + "/vehicleManagement");</text:p>
      <text:p text:style-name="Text_20_body"><text:span text:style-name="T81"></text:span></text:p>
      <text:list xml:id="list2452998159203737376" text:style-name="L16">
        <text:list-item>
          <text:p text:style-name="P38">Cré<text:span text:style-name="T111">er</text:span> la table <text:span text:style-name="T78">Vehicle</text:span> avec un attribut <text:span text:style-name="T78">Brand</text:span> :</text:p>
        </text:list-item>
      </text:list>
      <text:p text:style-name="P108">Generic vehicle = engine.addInstance("Vehicle");</text:p>
      <text:p text:style-name="P118"><text:span text:style-name="T81">Generic brand = vehicle.addAttribute("Brand");</text:span></text:p>
      <text:p text:style-name="Text_20_body"><text:span text:style-name="T81"/></text:p>
      <text:list xml:id="list5941835792390833451" text:style-name="L17">
        <text:list-item>
          <text:p text:style-name="P40">Cré<text:span text:style-name="T111">er</text:span> la table <text:span text:style-name="T78">Car</text:span> qui hérite de la table <text:span text:style-name="T78">Vehicle</text:span> :</text:p>
        </text:list-item>
      </text:list>
      <text:p text:style-name="P108">Generic car = engine.addInstance(vehicle, "Car");</text:p>
      <text:p text:style-name="P108">Generic numberOfPassengers = car.addAttribute("NumberOfPassengers");</text:p>
      <text:p text:style-name="P22"><text:span text:style-name="T63"></text:span><text:span text:style-name="T64">La table </text:span><text:span text:style-name="T88">Car</text:span><text:span text:style-name="T64"> a l'attribut <text:s/></text:span><text:span text:style-name="T81">NumberOfPassengers</text:span><text:span text:style-name="T63"> </text:span><text:span text:style-name="T64">qui lui est </text:span><text:span text:style-name="T70">propre</text:span><text:span text:style-name="T64"> mais également l'attribut <text:s/></text:span><text:span text:style-name="T81">Brand</text:span><text:span text:style-name="T64"> </text:span><text:span text:style-name="T70">hérité</text:span><text:span text:style-name="T64"> de la table <text:s/></text:span><text:span text:style-name="T81">Vehicle</text:span><text:span text:style-name="T63">.</text:span></text:p>
      <text:p text:style-name="Text_20_body"/>
      <text:list xml:id="list7850569724228678538" text:style-name="L18">
        <text:list-item>
          <text:p text:style-name="P42">Cré<text:span text:style-name="T111">er</text:span> la table <text:span text:style-name="T81">Truck</text:span><text:span text:style-name="T63"> </text:span><text:span text:style-name="T59">qui hérite également de la table </text:span><text:span text:style-name="T79">Vehicle</text:span><text:span text:style-name="T59"> :</text:span></text:p>
        </text:list-item>
      </text:list>
      <text:p text:style-name="P108">Generic truck = engine.addInstance(vehicle, "Truck");</text:p>
      <text:p text:style-name="P108">Generic maximumLoad = <text:span text:style-name="T98">truck</text:span>.addAttribute("MaximumLoad");</text:p>
      <text:p text:style-name="P91"><text:span text:style-name="T81"></text:span><text:span text:style-name="T36">La table <text:s/></text:span><text:span text:style-name="T81">Truck</text:span><text:span text:style-name="T37"> </text:span><text:span text:style-name="T36">a l'attribut </text:span><text:span text:style-name="T81">MaximumLoad</text:span><text:span text:style-name="T37"> </text:span><text:span text:style-name="T36">qui lui est </text:span><text:span text:style-name="T44">propre</text:span><text:span text:style-name="T36"> mais également l'attribut </text:span><text:span text:style-name="T81">Brand</text:span><text:span text:style-name="T36"> </text:span><text:span text:style-name="T44">hérité</text:span><text:span text:style-name="T36"> de la table <text:s/></text:span><text:span text:style-name="T81">Vehicle</text:span><text:span text:style-name="T37">.</text:span></text:p>
      <text:p text:style-name="Text_20_body"/>
      <text:list xml:id="list7980981821292517668" text:style-name="L19">
        <text:list-item>
          <text:p text:style-name="P43">Ajout<text:span text:style-name="T111">er</text:span> un enregistrement dans la table <text:span text:style-name="T78">Car</text:span> avec une <text:span text:style-name="T78">Brand</text:span> et un <text:soft-page-break/><text:span text:style-name="T81">NumberOfPassengers</text:span><text:span text:style-name="T63"> :</text:span></text:p>
        </text:list-item>
      </text:list>
      <text:p text:style-name="P108">Generic firstCar = car.addInstance("firstCar");</text:p>
      <text:p text:style-name="P108">Generic cheetah = firstCar.addHolder(brand, "cheetah");</text:p>
      <text:p text:style-name="P108">Generic numberOfPassengersForFirstCar = <text:tab/>firstCar.addHolder(numberOfPassengers, 2);</text:p>
      <text:p text:style-name="P99"><text:span text:style-name="T81"></text:span></text:p>
      <text:list xml:id="list5269664003848130031" text:style-name="L20">
        <text:list-item>
          <text:p text:style-name="P44">Ajout<text:span text:style-name="T111">er</text:span> un enregistrement dans la table <text:span text:style-name="T81">Truck</text:span> avec une <text:span text:style-name="T78">Brand</text:span> et une <text:span text:style-name="T81">MaximumLoad</text:span><text:span text:style-name="T63"> :</text:span></text:p>
        </text:list-item>
      </text:list>
      <text:p text:style-name="P108">Generic firstTruck = truck.addInstance("firstTruck");</text:p>
      <text:p text:style-name="P108">Generic yankee = firstTruck.addHolder(brand, "yankee");</text:p>
      <text:p text:style-name="P108">Generic maximumLoadForFirstTruck = firstTruck.addHolder(maximumLoad, <text:tab/>2000);</text:p>
      <text:p text:style-name="Text_20_body"><text:span text:style-name="T81"></text:span></text:p>
      <text:list xml:id="list1044464904935288019" text:style-name="L21">
        <text:list-item>
          <text:p text:style-name="P35">Sauvegarde<text:span text:style-name="T111">r</text:span> en base :</text:p>
        </text:list-item>
      </text:list>
      <text:p text:style-name="P108">engine.getCurrentCache().flush();</text:p>
      <text:p text:style-name="P65"/>
      <text:h text:style-name="P126" text:outline-level="3">Héritage multiple</text:h>
      <text:p text:style-name="P69"><text:span text:style-name="T108">Generic System gère</text:span> l'<text:span text:style-name="T5">héritage multiple</text:span>.</text:p>
      <text:p text:style-name="P68"/>
      <text:list xml:id="list152102588908921" text:continue-list="list152102403101758" text:style-name="L8">
        <text:list-item>
          <text:p text:style-name="P81">Cré<text:span text:style-name="T111">er</text:span> la base de données :</text:p>
        </text:list-item>
      </text:list>
      <text:p text:style-name="P109">// Create a database named vehicleManagement and persisted in the </text:p>
      <text:p text:style-name="P109">// directory vehicleManagement</text:p>
      <text:p text:style-name="P109">Engine engine = new Engine("vehicleManagement", System.getenv("HOME") + "/vehicleManagement");</text:p>
      <text:p text:style-name="Text_20_body"><text:span text:style-name="T89"></text:span></text:p>
      <text:list xml:id="list152101375568646" text:continue-list="list2452998159203737376" text:style-name="L16">
        <text:list-item>
          <text:p text:style-name="P39">Cré<text:span text:style-name="T111">er</text:span> la table <text:span text:style-name="T78">Vehicle</text:span> avec un attribut <text:span text:style-name="T78">Brand</text:span> :</text:p>
        </text:list-item>
      </text:list>
      <text:p text:style-name="P109">Generic vehicle = engine.addInstance("Vehicle");</text:p>
      <text:p text:style-name="P109">Generic brand = vehicle.addAttribute("Brand");</text:p>
      <text:p text:style-name="Text_20_body"><text:span text:style-name="T89"></text:span></text:p>
      <text:list xml:id="list152101498358423" text:continue-numbering="true" text:style-name="L16">
        <text:list-item>
          <text:p text:style-name="P39">Cré<text:span text:style-name="T111">er</text:span> la table <text:span text:style-name="T89">Human</text:span> avec un attribut <text:span text:style-name="T89">Name</text:span> :</text:p>
        </text:list-item>
      </text:list>
      <text:p text:style-name="P109"><text:soft-page-break/>Generic human = engine.addInstance("Human");</text:p>
      <text:p text:style-name="P109">Generic name = human.addAttribute("Name");</text:p>
      <text:p text:style-name="Text_20_body"><text:span text:style-name="T89"></text:span></text:p>
      <text:list xml:id="list152101970950877" text:continue-list="list5941835792390833451" text:style-name="L17">
        <text:list-item>
          <text:p text:style-name="P41">Cré<text:span text:style-name="T111">er</text:span> la table <text:span text:style-name="T90">T</text:span><text:span text:style-name="T89">ransformer</text:span> qui hérite de<text:span text:style-name="T108">s</text:span> table<text:span text:style-name="T108">s</text:span> <text:span text:style-name="T78">Vehicle</text:span> <text:span text:style-name="T108">et </text:span><text:span text:style-name="T89">Human</text:span> :</text:p>
        </text:list-item>
      </text:list>
      <text:p text:style-name="P109">Generic transformer = engine.addInstance(Arrays.asList(vehicle, <text:tab/>human), "<text:span text:style-name="T108">T</text:span>ransformer");</text:p>
      <text:p text:style-name="P23"><text:span text:style-name="T65"></text:span><text:span text:style-name="T66">La table </text:span><text:span text:style-name="T90">T</text:span><text:span text:style-name="T89">ransformer</text:span><text:span text:style-name="T65"> </text:span><text:span text:style-name="T71">hérite</text:span><text:span text:style-name="T66"> de la table </text:span><text:span text:style-name="T88">Vehicle</text:span><text:span text:style-name="T64"> </text:span><text:span text:style-name="T66">(et donc de son attribut </text:span><text:span text:style-name="T89">Brand</text:span><text:span text:style-name="T66">) et de la table </text:span><text:span text:style-name="T89">Human</text:span><text:span text:style-name="T65"> </text:span><text:span text:style-name="T66">(et donc de son attribut </text:span><text:span text:style-name="T89">Name</text:span><text:span text:style-name="T66">).</text:span></text:p>
      <text:p text:style-name="Text_20_body"><text:span text:style-name="T89"/></text:p>
      <text:list xml:id="list4683506879746434047" text:style-name="L22">
        <text:list-item>
          <text:p text:style-name="P45">Ajout<text:span text:style-name="T111">er</text:span> un enregistrement dans la table <text:span text:style-name="T90">T</text:span><text:span text:style-name="T89">ransformer</text:span> avec une <text:span text:style-name="T78">Brand</text:span> et un <text:span text:style-name="T89">Name</text:span><text:span text:style-name="T63"> :</text:span></text:p>
        </text:list-item>
      </text:list>
      <text:p text:style-name="P109">Generic firstTransformer = <text:tab/>transformer.addInstance("firstTransformer");</text:p>
      <text:p text:style-name="P109">Generic cheetah = firstTransformer.addHolder(brand, "Cheetah");</text:p>
      <text:p text:style-name="P109">Generic super500 = firstTransformer.addHolder(name, "super500");</text:p>
      <text:p text:style-name="Text_20_body"><text:span text:style-name="T89"></text:span></text:p>
      <text:list xml:id="list152101204515141" text:continue-list="list1044464904935288019" text:style-name="L21">
        <text:list-item>
          <text:p text:style-name="P36">Sauvegarde<text:span text:style-name="T111">r</text:span> en base :</text:p>
        </text:list-item>
      </text:list>
      <text:p text:style-name="P109">engine.getCurrentCache().flush();</text:p>
      <text:p text:style-name="P70"/>
      <text:h text:style-name="P131" text:outline-level="2">Valeurs par défaut</text:h>
      <text:p text:style-name="P94"><text:span text:style-name="T53">Un </text:span><text:span text:style-name="T54">cinquième</text:span><text:span text:style-name="T53"> point </text:span><text:span text:style-name="T55">fort </text:span><text:span text:style-name="T53">de Generic System est la gestion des </text:span><text:span text:style-name="T56">valeurs par défaut</text:span><text:span text:style-name="T53"> et particulièrement </text:span><text:span text:style-name="T54">d</text:span><text:span text:style-name="T53">es </text:span><text:span text:style-name="T56">liens par défaut</text:span><text:span text:style-name="T53">.</text:span></text:p>
      <text:p text:style-name="P96"><text:span text:style-name="T53"/></text:p>
      <text:list xml:id="list152101625442527" text:continue-list="list152102588908921" text:style-name="L8">
        <text:list-item>
          <text:p text:style-name="P82">Cré<text:span text:style-name="T111">er</text:span> la base de données :</text:p>
        </text:list-item>
      </text:list>
      <text:p text:style-name="P110">// Create a database named vehicleManagement and persisted in the </text:p>
      <text:p text:style-name="P110">// directory vehicleManagement</text:p>
      <text:p text:style-name="P110">Engine engine = new Engine("vehicleManagement", System.getenv("HOME") + "/vehicleManagement");</text:p>
      <text:p text:style-name="Text_20_body"><text:span text:style-name="T82"></text:span></text:p>
      <text:list xml:id="list5276086600487790604" text:style-name="L23">
        <text:list-item>
          <text:p text:style-name="P100"><text:span text:style-name="T48">Cré</text:span><text:span text:style-name="T51">er le</text:span><text:span text:style-name="T49">s</text:span><text:span text:style-name="T48"> table</text:span><text:span text:style-name="T49">s</text:span><text:span text:style-name="T89"> </text:span><text:span text:style-name="T82">Vehicle</text:span><text:span text:style-name="T38"> </text:span><text:span text:style-name="T39">et </text:span><text:span text:style-name="T82">Color</text:span><text:span text:style-name="T38"> :</text:span></text:p>
        </text:list-item>
      </text:list>
      <text:p text:style-name="P110">Generic vehicle = engine.addInstance("Vehicle");</text:p>
      <text:p text:style-name="P110"><text:soft-page-break/>Generic color = engine.addInstance("Color");</text:p>
      <text:p text:style-name="Text_20_body"><text:span text:style-name="T82"></text:span></text:p>
      <text:list xml:id="list2491410763139831956" text:style-name="L24">
        <text:list-item>
          <text:p text:style-name="P46">Cré<text:span text:style-name="T112">er</text:span> la relation <text:span text:style-name="T82">VehicleColor</text:span><text:span text:style-name="T67"> </text:span><text:span text:style-name="T59">entre les tables </text:span><text:span text:style-name="T82">Vehicle</text:span><text:span text:style-name="T67"> </text:span><text:span text:style-name="T59">et </text:span><text:span text:style-name="T82">Color</text:span><text:span text:style-name="T67"> :</text:span></text:p>
        </text:list-item>
      </text:list>
      <text:p text:style-name="P110">Generic vehicleColor = vehicle.addRelation("VehicleColor", color);</text:p>
      <text:p text:style-name="Text_20_body"><text:span text:style-name="T82"></text:span></text:p>
      <text:list xml:id="list1806922061166057673" text:style-name="L25">
        <text:list-item>
          <text:p text:style-name="P47">Ajout<text:span text:style-name="T112">er</text:span> un enregistrement à la table <text:span text:style-name="T78">Color</text:span> :</text:p>
        </text:list-item>
      </text:list>
      <text:p text:style-name="P110">Generic white = color.addInstance("white");</text:p>
      <text:p text:style-name="Text_20_body"/>
      <text:list xml:id="list4770397671146769295" text:style-name="L26">
        <text:list-item>
          <text:p text:style-name="P48">Cré<text:span text:style-name="T112">er</text:span> <text:span text:style-name="T112">le</text:span> lien par défaut entre la table <text:span text:style-name="T78">Vehicle</text:span> et l'enregistrement <text:span text:style-name="T78">white</text:span> :</text:p>
        </text:list-item>
      </text:list>
      <text:p text:style-name="P110">Generic default<text:span text:style-name="T99">W</text:span>hiteVehicle = vehicle.addLink(vehicleColor, <text:tab/>"default<text:span text:style-name="T99">W</text:span>hiteVehicle", white);</text:p>
      <text:p text:style-name="P93"><text:span text:style-name="T82"></text:span><text:span text:style-name="T39">Le lien </text:span><text:span text:style-name="T82">default</text:span><text:span text:style-name="T91">W</text:span><text:span text:style-name="T82">hiteVehicle</text:span><text:span text:style-name="T38"> </text:span><text:span text:style-name="T39">relie la table </text:span><text:span text:style-name="T92">Vehicle</text:span><text:span text:style-name="T39"> et l'enregistrement </text:span><text:span text:style-name="T92">white</text:span><text:span text:style-name="T39">. Ainsi, </text:span><text:span text:style-name="T45">par défaut</text:span><text:span text:style-name="T39">, tous les </text:span><text:span text:style-name="T42">v</text:span><text:span text:style-name="T39">éhicules sont blancs.</text:span></text:p>
      <text:p text:style-name="P2"/>
      <text:list xml:id="list469749247186116384" text:style-name="L32">
        <text:list-item>
          <text:p text:style-name="P51">Ajout<text:span text:style-name="T112">er</text:span> un enregistrement à la table <text:span text:style-name="T78">Vehicle</text:span> (avec couleur par défaut) :</text:p>
        </text:list-item>
      </text:list>
      <text:p text:style-name="P110">Generic firstVehicle = vehicle.addInstance("firstVehicle");</text:p>
      <text:p text:style-name="P2"><text:span text:style-name="T67"></text:span><text:span text:style-name="T68">Ce premier véhicule n'est </text:span><text:span text:style-name="T72">pas</text:span><text:span text:style-name="T68"> relié à une couleur et est donc relié à la </text:span><text:span text:style-name="T72">couleur par défaut</text:span><text:span text:style-name="T68"> </text:span><text:span text:style-name="T93">white</text:span><text:span text:style-name="T68">.</text:span></text:p>
      <text:p text:style-name="P2"/>
      <text:list xml:id="list8680508282638441743" text:style-name="L33">
        <text:list-item>
          <text:p text:style-name="P52">Ajout<text:span text:style-name="T112">er</text:span> un autre enregistrement à la table <text:span text:style-name="T78">Vehicle</text:span> (avec une couleur) :</text:p>
        </text:list-item>
      </text:list>
      <text:p text:style-name="P110">Generic secondVehicle = vehicle.addInstance("secondVehicle");</text:p>
      <text:p text:style-name="P110">Generic yellow = color.addInstance("yellow");</text:p>
      <text:p text:style-name="P110">Generic yellowSecondVehicle = secondVehicle.addLink(vehicleColor, <text:tab/>"yellowSecondVehicle", yellow);</text:p>
      <text:p text:style-name="Text_20_body"><text:span text:style-name="T82"></text:span><text:span text:style-name="T40">Ce second véhicule </text:span><text:span text:style-name="T46">est</text:span><text:span text:style-name="T40"> relié à une couleur (ici </text:span><text:span text:style-name="T93">yellow</text:span><text:span text:style-name="T40">) qui </text:span><text:span text:style-name="T46">override</text:span><text:span text:style-name="T40"> la couleur par défaut </text:span><text:span text:style-name="T93">white</text:span><text:span text:style-name="T40">.</text:span></text:p>
      <text:p text:style-name="P2"/>
      <text:list xml:id="list268152195319284090" text:style-name="L34">
        <text:list-item>
          <text:p text:style-name="P53">Sauvegarde<text:span text:style-name="T112">r</text:span> en base :</text:p>
        </text:list-item>
      </text:list>
      <text:p text:style-name="P110">engine.getCurrentCache().flush();</text:p>
      <text:p text:style-name="P10"/>
      <text:h text:style-name="P128" text:outline-level="2"><text:soft-page-break/>Facilité de requêtage de la base de données</text:h>
      <text:p text:style-name="P11">Un <text:span text:style-name="T109">sixième </text:span>point fort de Generic System est sa <text:span text:style-name="T5">facilité à requêter la base de données</text:span>.</text:p>
      <text:p text:style-name="P11"/>
      <text:list xml:id="list152102275581433" text:continue-list="list152101625442527" text:style-name="L8">
        <text:list-item>
          <text:p text:style-name="P83">Cré<text:span text:style-name="T112">er</text:span> la base de données :</text:p>
        </text:list-item>
      </text:list>
      <text:p text:style-name="P112">// Create a database named vehicleManagement and persisted in the </text:p>
      <text:p text:style-name="P112">// directory vehicleManagement</text:p>
      <text:p text:style-name="P112">Engine engine = new Engine("vehicleManagement", System.getenv("HOME") + "/vehicleManagement");</text:p>
      <text:p text:style-name="Text_20_body"><text:span text:style-name="T83"></text:span></text:p>
      <text:list xml:id="list4956595050648881511" text:style-name="L35">
        <text:list-item>
          <text:p text:style-name="P54">Cré<text:span text:style-name="T112">er</text:span> la structure :</text:p>
        </text:list-item>
      </text:list>
      <text:p text:style-name="P112">Generic vehicle = engine.addInstance("Vehicle");</text:p>
      <text:p text:style-name="P112">Generic power = vehicle.addAttribute("Power");</text:p>
      <text:p text:style-name="P112"></text:p>
      <text:p text:style-name="P112">Generic color = engine.addInstance("Color");</text:p>
      <text:p text:style-name="P112"></text:p>
      <text:p text:style-name="P112">Generic vehicleColor = vehicle.addRelation("VehicleColor", color);</text:p>
      <text:p text:style-name="P89"><text:span text:style-name="T83"></text:span><text:span text:style-name="T40">Une table </text:span><text:span text:style-name="T93">Vehicle</text:span><text:span text:style-name="T40"> est créée avec un attribut </text:span><text:span text:style-name="T93">Power</text:span><text:span text:style-name="T40">. Une autre table </text:span><text:span text:style-name="T93">Color</text:span><text:span text:style-name="T40"> est créée. Une relation </text:span><text:span text:style-name="T93">VehicleColor</text:span><text:span text:style-name="T40"> relie ces deux tables.</text:span></text:p>
      <text:p text:style-name="P2"/>
      <text:list xml:id="list8509670184578443868" text:style-name="L36">
        <text:list-item>
          <text:p text:style-name="P55">Ajout<text:span text:style-name="T112">er</text:span> <text:span text:style-name="T112">des </text:span>enregistrements et de<text:span text:style-name="T112">s</text:span> liens :</text:p>
        </text:list-item>
      </text:list>
      <text:p text:style-name="P112">// <text:span text:style-name="T109">A first Vehicle with a Power of 30 and linked to the Color white</text:span></text:p>
      <text:p text:style-name="P112">Generic firstVehicle = vehicle.addInstance("firstVehicle");</text:p>
      <text:p text:style-name="P112">Generic power30 = firstVehicle.addHolder(power, 30);</text:p>
      <text:p text:style-name="P112">Generic white = color.addInstance("white");</text:p>
      <text:p text:style-name="P112">Generic whiteFirstVehicle = firstVehicle.addLink(vehicleColor, <text:tab/>"whiteFirstVehicle", white);</text:p>
      <text:p text:style-name="P112"></text:p>
      <text:p text:style-name="P113">// <text:span text:style-name="T109">A second Vehicle with a Power of 55 and linked to the Color white</text:span></text:p>
      <text:p text:style-name="P112">Generic secondVehicle = vehicle.addInstance("secondVehicle");</text:p>
      <text:p text:style-name="P112">Generic power55 = secondVehicle.addHolder(power, 55);</text:p>
      <text:p text:style-name="P112"><text:soft-page-break/>Generic whiteSecondVehicle = secondVehicle.addLink(vehicleColor, <text:tab/>"whiteSecondVehicle", white);</text:p>
      <text:p text:style-name="P112"></text:p>
      <text:p text:style-name="P113">// <text:span text:style-name="T109">A third Vehicle with a Power of 50 and linked to the Color yellow</text:span></text:p>
      <text:p text:style-name="P112">Generic thirdVehicle = vehicle.addInstance("thirdVehicle");</text:p>
      <text:p text:style-name="P112">Generic power50 = thirdVehicle.addHolder(power, 50);</text:p>
      <text:p text:style-name="P112">Generic yellow = color.addInstance("yellow");</text:p>
      <text:p text:style-name="P112">Generic yellowThirdVehicle = thirdVehicle.addLink(vehicleColor, <text:tab/>"yellowThirdVehicle", yellow);</text:p>
      <text:p text:style-name="P112"></text:p>
      <text:p text:style-name="P113">// <text:span text:style-name="T109">A fourth Vehicle with a Power of 89 and linked to the Color white</text:span></text:p>
      <text:p text:style-name="P112">Generic fourthVehicle = vehicle.addInstance("fourthVehicle");</text:p>
      <text:p text:style-name="P112">Generic power89 = fourthVehicle.addHolder(power, 89);</text:p>
      <text:p text:style-name="P112">Generic whiteFourthVehicle = fourthVehicle.addLink(vehicleColor, <text:tab/>"whiteFourthVehicle", white);</text:p>
      <text:p text:style-name="P112"></text:p>
      <text:p text:style-name="P113">// <text:span text:style-name="T109">A fifth Vehicle with a Power of 120 and linked to the Color red</text:span></text:p>
      <text:p text:style-name="P112">Generic fifthVehicle = vehicle.addInstance("fifthVehicle");</text:p>
      <text:p text:style-name="P112">Generic power120 = fifthVehicle.addHolder(power, 120);</text:p>
      <text:p text:style-name="P112">Generic red = color.addInstance("red");</text:p>
      <text:p text:style-name="P112">Generic redFifthVehicle = fifthVehicle.addLink(vehicleColor, <text:tab/>"redFifthVehicle", red);</text:p>
      <text:p text:style-name="Text_20_body"><text:span text:style-name="T83"></text:span></text:p>
      <text:list xml:id="list6901410938546043144" text:style-name="L37">
        <text:list-item>
          <text:p text:style-name="P16">Requê<text:span text:style-name="T112">ter</text:span> la base de données :</text:p>
        </text:list-item>
      </text:list>
      <text:p text:style-name="P101">Snapshot&lt;Generic&gt; searchedVehicles = () -&gt; <text:s/><text:tab/>vehicle.getInstances().get().filter(</text:p>
      <text:p text:style-name="P101"><text:tab/><text:tab/>generic -&gt; generic.getHolders(power).get().anyMatch(</text:p>
      <text:p text:style-name="P117"><text:tab/><text:tab/><text:tab/>holder -&gt; (int) holder.getValue() &gt;= 50</text:p>
      <text:p text:style-name="P117"><text:tab/><text:tab/><text:tab/><text:tab/> <text:s/>&amp;&amp; (int) holder.getValue() &lt;= 90</text:p>
      <text:p text:style-name="P101"><text:tab/><text:tab/>)</text:p>
      <text:p text:style-name="P101"><text:soft-page-break/><text:tab/>).filter(</text:p>
      <text:p text:style-name="P101"><text:tab/><text:tab/>generic -&gt; generic.getLinks(vehicleColor).get().anyMatch(</text:p>
      <text:p text:style-name="P101"><text:tab/><text:tab/><text:tab/>link -&gt; link.getTargetComponent().equals(white)</text:p>
      <text:p text:style-name="P101"><text:tab/><text:tab/>)</text:p>
      <text:p text:style-name="P101"><text:tab/>);</text:p>
      <text:p text:style-name="P95"><text:span text:style-name="T83"></text:span><text:span text:style-name="T41">Les véhicules recherchés ici sont ceux ayant une puissance entre 50 et 90 et reliés à une couleur blanche.</text:span></text:p>
      <text:p text:style-name="P95"><text:span text:style-name="T41">Le requêtage s'effectue en </text:span><text:span text:style-name="T47">exprimant</text:span><text:span text:style-name="T41"> des </text:span><text:span text:style-name="T47">filtres</text:span><text:span text:style-name="T41"> qui </text:span><text:span text:style-name="T47">définissent</text:span><text:span text:style-name="T41"> des </text:span><text:span text:style-name="T47">critères de recherche</text:span><text:span text:style-name="T41">.</text:span></text:p>
      <text:p text:style-name="P2"/>
      <text:list xml:id="list1830154235073802879" text:style-name="L38">
        <text:list-item>
          <text:p text:style-name="P56">Sauvegarde<text:span text:style-name="T112">r</text:span> en base :</text:p>
        </text:list-item>
      </text:list>
      <text:p text:style-name="P112">engine.getCurrentCache().flush();</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2T15:21:00.609568007</dc:date>
    <meta:editing-duration>P1DT22H2M33S</meta:editing-duration>
    <meta:editing-cycles>33</meta:editing-cycles>
    <meta:generator>LibreOffice/4.2.7.2$Linux_X86_64 LibreOffice_project/420m0$Build-2</meta:generator>
    <meta:document-statistic meta:table-count="0" meta:image-count="0" meta:object-count="0" meta:page-count="19" meta:paragraph-count="366" meta:word-count="2984" meta:character-count="22583" meta:non-whitespace-character-count="19677"/>
  </office:meta>
</office:document-meta>
</file>